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Diagonal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1</text:p>
          </table:table-cell>
          <table:covered-table-cell table:number-columns-repeated="2"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F1</text:p>
          </table:table-cell>
          <table:covered-table-cell/>
          <table:table-cell table:style-name="ce1" office:value-type="string" calcext:value-type="string" table:number-columns-spanned="2" table:number-rows-spanned="1">
            <text:p>Isaacson</text:p>
          </table:table-cell>
          <table:covered-table-cell/>
          <table:table-cell table:style-name="ce1" office:value-type="string" calcext:value-type="string" table:number-columns-spanned="2" table:number-rows-spanned="1">
            <text:p>Rahn</text:p>
          </table:table-cell>
          <table:covered-table-cell/>
          <table:table-cell table:style-name="ce1" office:value-type="string" calcext:value-type="string" table:number-columns-spanned="2" table:number-rows-spanned="1">
            <text:p>Lewin</text:p>
          </table:table-cell>
          <table:covered-table-cell/>
          <table:table-cell table:style-name="ce1" office:value-type="string" calcext:value-type="string" table:number-columns-spanned="2" table:number-rows-spanned="1">
            <text:p>Teitelbaum</text:p>
          </table:table-cell>
          <table:covered-table-cell/>
          <table:table-cell table:style-name="ce1" office:value-type="string" calcext:value-type="string" table:number-columns-spanned="2" table:number-rows-spanned="1">
            <text:p>Morris</text:p>
          </table:table-cell>
          <table:covered-table-cell/>
          <table:table-cell table:number-columns-repeated="1007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table:formula="of:=[.B2]*[.C2]" office:value-type="float" office:value="0.44476832092" calcext:value-type="float">
            <text:p>0,4447683209</text:p>
          </table:table-cell>
          <table:table-cell/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number-columns-repeated="1007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table:formula="of:=[.B3]*[.C3]" office:value-type="float" office:value="0.44476832092" calcext:value-type="float">
            <text:p>0,4447683209</text:p>
          </table:table-cell>
          <table:table-cell/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number-columns-repeated="1007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table:formula="of:=[.B4]*[.C4]" office:value-type="float" office:value="0.44476832092" calcext:value-type="float">
            <text:p>0,4447683209</text:p>
          </table:table-cell>
          <table:table-cell/>
          <table:table-cell office:value-type="float" office:value="1.40371" calcext:value-type="float">
            <text:p>1,40371</text:p>
          </table:table-cell>
          <table:table-cell office:value-type="float" office:value="0.316852" calcext:value-type="float">
            <text:p>0,316852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number-columns-repeated="100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42319" calcext:value-type="float">
            <text:p>1,42319</text:p>
          </table:table-cell>
          <table:table-cell office:value-type="float" office:value="0.306407" calcext:value-type="float">
            <text:p>0,306407</text:p>
          </table:table-cell>
          <table:table-cell table:formula="of:=[.B5]*[.C5]" office:value-type="float" office:value="0.43607537833" calcext:value-type="float">
            <text:p>0,4360753783</text:p>
          </table:table-cell>
          <table:table-cell/>
          <table:table-cell office:value-type="float" office:value="1.42319" calcext:value-type="float">
            <text:p>1,42319</text:p>
          </table:table-cell>
          <table:table-cell office:value-type="float" office:value="0.306407" calcext:value-type="float">
            <text:p>0,306407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number-columns-repeated="1007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47889" calcext:value-type="float">
            <text:p>1,47889</text:p>
          </table:table-cell>
          <table:table-cell office:value-type="float" office:value="0.190111" calcext:value-type="float">
            <text:p>0,190111</text:p>
          </table:table-cell>
          <table:table-cell table:formula="of:=[.B6]*[.C6]" office:value-type="float" office:value="0.28115325679" calcext:value-type="float">
            <text:p>0,2811532568</text:p>
          </table:table-cell>
          <table:table-cell/>
          <table:table-cell office:value-type="float" office:value="1.47889" calcext:value-type="float">
            <text:p>1,47889</text:p>
          </table:table-cell>
          <table:table-cell office:value-type="float" office:value="0.190111" calcext:value-type="float">
            <text:p>0,190111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9583" calcext:value-type="float">
            <text:p>1,49583</text:p>
          </table:table-cell>
          <table:table-cell office:value-type="float" office:value="0.262535" calcext:value-type="float">
            <text:p>0,262535</text:p>
          </table:table-cell>
          <table:table-cell office:value-type="float" office:value="1.49583" calcext:value-type="float">
            <text:p>1,49583</text:p>
          </table:table-cell>
          <table:table-cell office:value-type="float" office:value="0.262535" calcext:value-type="float">
            <text:p>0,262535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1.47889" calcext:value-type="float">
            <text:p>1,47889</text:p>
          </table:table-cell>
          <table:table-cell office:value-type="float" office:value="0.190111" calcext:value-type="float">
            <text:p>0,190111</text:p>
          </table:table-cell>
          <table:table-cell table:formula="of:=[.B7]*[.C7]" office:value-type="float" office:value="0.28115325679" calcext:value-type="float">
            <text:p>0,2811532568</text:p>
          </table:table-cell>
          <table:table-cell/>
          <table:table-cell office:value-type="float" office:value="1.47889" calcext:value-type="float">
            <text:p>1,47889</text:p>
          </table:table-cell>
          <table:table-cell office:value-type="float" office:value="0.190111" calcext:value-type="float">
            <text:p>0,190111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7177" calcext:value-type="float">
            <text:p>1,7177</text:p>
          </table:table-cell>
          <table:table-cell office:value-type="float" office:value="0.246518" calcext:value-type="float">
            <text:p>0,246518</text:p>
          </table:table-cell>
          <table:table-cell office:value-type="float" office:value="1.81542" calcext:value-type="float">
            <text:p>1,81542</text:p>
          </table:table-cell>
          <table:table-cell office:value-type="float" office:value="0.217967" calcext:value-type="float">
            <text:p>0,217967</text:p>
          </table:table-cell>
          <table:table-cell table:number-columns-repeated="1007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1.48501" calcext:value-type="float">
            <text:p>1,48501</text:p>
          </table:table-cell>
          <table:table-cell office:value-type="float" office:value="0.287604" calcext:value-type="float">
            <text:p>0,287604</text:p>
          </table:table-cell>
          <table:table-cell table:formula="of:=[.B8]*[.C8]" office:value-type="float" office:value="0.42709481604" calcext:value-type="float">
            <text:p>0,427094816</text:p>
          </table:table-cell>
          <table:table-cell/>
          <table:table-cell office:value-type="float" office:value="1.48501" calcext:value-type="float">
            <text:p>1,48501</text:p>
          </table:table-cell>
          <table:table-cell office:value-type="float" office:value="0.287604" calcext:value-type="float">
            <text:p>0,28760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2.36573" calcext:value-type="float">
            <text:p>2,36573</text:p>
          </table:table-cell>
          <table:table-cell office:value-type="float" office:value="0.110724" calcext:value-type="float">
            <text:p>0,110724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140669" calcext:value-type="float">
            <text:p>0,140669</text:p>
          </table:table-cell>
          <table:table-cell table:number-columns-repeated="1007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]*[.C9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2.62044" calcext:value-type="float">
            <text:p>2,62044</text:p>
          </table:table-cell>
          <table:table-cell office:value-type="float" office:value="0.350975" calcext:value-type="float">
            <text:p>0,350975</text:p>
          </table:table-cell>
          <table:table-cell office:value-type="float" office:value="2.21263" calcext:value-type="float">
            <text:p>2,21263</text:p>
          </table:table-cell>
          <table:table-cell office:value-type="float" office:value="0.133705" calcext:value-type="float">
            <text:p>0,133705</text:p>
          </table:table-cell>
          <table:table-cell table:number-columns-repeated="1007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0]*[.C10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52442" calcext:value-type="float">
            <text:p>1,52442</text:p>
          </table:table-cell>
          <table:table-cell office:value-type="float" office:value="0.191504" calcext:value-type="float">
            <text:p>0,19150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2.62523" calcext:value-type="float">
            <text:p>2,62523</text:p>
          </table:table-cell>
          <table:table-cell office:value-type="float" office:value="0.351671" calcext:value-type="float">
            <text:p>0,351671</text:p>
          </table:table-cell>
          <table:table-cell office:value-type="float" office:value="2.32362" calcext:value-type="float">
            <text:p>2,32362</text:p>
          </table:table-cell>
          <table:table-cell office:value-type="float" office:value="0.0724234" calcext:value-type="float">
            <text:p>0,0724234</text:p>
          </table:table-cell>
          <table:table-cell table:number-columns-repeated="1007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1]*[.C11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54741" calcext:value-type="float">
            <text:p>1,54741</text:p>
          </table:table-cell>
          <table:table-cell office:value-type="float" office:value="0.181755" calcext:value-type="float">
            <text:p>0,181755</text:p>
          </table:table-cell>
          <table:table-cell office:value-type="float" office:value="1.52119" calcext:value-type="float">
            <text:p>1,52119</text:p>
          </table:table-cell>
          <table:table-cell office:value-type="float" office:value="0.193593" calcext:value-type="float">
            <text:p>0,193593</text:p>
          </table:table-cell>
          <table:table-cell office:value-type="float" office:value="2.63004" calcext:value-type="float">
            <text:p>2,63004</text:p>
          </table:table-cell>
          <table:table-cell office:value-type="float" office:value="0.086351" calcext:value-type="float">
            <text:p>0,086351</text:p>
          </table:table-cell>
          <table:table-cell office:value-type="float" office:value="2.39733" calcext:value-type="float">
            <text:p>2,39733</text:p>
          </table:table-cell>
          <table:table-cell office:value-type="float" office:value="0.0369081" calcext:value-type="float">
            <text:p>0,0369081</text:p>
          </table:table-cell>
          <table:table-cell table:number-columns-repeated="1007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]*[.C12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59378" calcext:value-type="float">
            <text:p>1,59378</text:p>
          </table:table-cell>
          <table:table-cell office:value-type="float" office:value="0.153203" calcext:value-type="float">
            <text:p>0,153203</text:p>
          </table:table-cell>
          <table:table-cell office:value-type="float" office:value="1.53255" calcext:value-type="float">
            <text:p>1,53255</text:p>
          </table:table-cell>
          <table:table-cell office:value-type="float" office:value="0.206825" calcext:value-type="float">
            <text:p>0,206825</text:p>
          </table:table-cell>
          <table:table-cell office:value-type="float" office:value="2.68411" calcext:value-type="float">
            <text:p>2,68411</text:p>
          </table:table-cell>
          <table:table-cell office:value-type="float" office:value="0.185237" calcext:value-type="float">
            <text:p>0,185237</text:p>
          </table:table-cell>
          <table:table-cell office:value-type="float" office:value="2.76154" calcext:value-type="float">
            <text:p>2,76154</text:p>
          </table:table-cell>
          <table:table-cell office:value-type="float" office:value="0.349582" calcext:value-type="float">
            <text:p>0,349582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]*[.C13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1.70749" calcext:value-type="float">
            <text:p>1,70749</text:p>
          </table:table-cell>
          <table:table-cell office:value-type="float" office:value="0.0793872" calcext:value-type="float">
            <text:p>0,0793872</text:p>
          </table:table-cell>
          <table:table-cell office:value-type="float" office:value="1.57284" calcext:value-type="float">
            <text:p>1,57284</text:p>
          </table:table-cell>
          <table:table-cell office:value-type="float" office:value="0.185933" calcext:value-type="float">
            <text:p>0,185933</text:p>
          </table:table-cell>
          <table:table-cell office:value-type="float" office:value="2.95473" calcext:value-type="float">
            <text:p>2,95473</text:p>
          </table:table-cell>
          <table:table-cell office:value-type="float" office:value="0.0856546" calcext:value-type="float">
            <text:p>0,0856546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number-columns-repeated="1007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4]*[.C14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2.1594" calcext:value-type="float">
            <text:p>2,1594</text:p>
          </table:table-cell>
          <table:table-cell office:value-type="float" office:value="0.0759053" calcext:value-type="float">
            <text:p>0,0759053</text:p>
          </table:table-cell>
          <table:table-cell office:value-type="float" office:value="1.80402" calcext:value-type="float">
            <text:p>1,80402</text:p>
          </table:table-cell>
          <table:table-cell office:value-type="float" office:value="0.10376" calcext:value-type="float">
            <text:p>0,10376</text:p>
          </table:table-cell>
          <table:table-cell office:value-type="float" office:value="3.46024" calcext:value-type="float">
            <text:p>3,46024</text:p>
          </table:table-cell>
          <table:table-cell office:value-type="float" office:value="0.166435" calcext:value-type="float">
            <text:p>0,166435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5]*[.C15]" office:value-type="float" office:value="1.00621588672" calcext:value-type="float">
            <text:p>1,0062158867</text:p>
          </table:table-cell>
          <table:table-cell/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office:value-type="float" office:value="2.18569" calcext:value-type="float">
            <text:p>2,18569</text:p>
          </table:table-cell>
          <table:table-cell office:value-type="float" office:value="0.0738162" calcext:value-type="float">
            <text:p>0,0738162</text:p>
          </table:table-cell>
          <table:table-cell office:value-type="float" office:value="2.0112" calcext:value-type="float">
            <text:p>2,0112</text:p>
          </table:table-cell>
          <table:table-cell office:value-type="float" office:value="0.0772981" calcext:value-type="float">
            <text:p>0,0772981</text:p>
          </table:table-cell>
          <table:table-cell office:value-type="float" office:value="3.55446" calcext:value-type="float">
            <text:p>3,55446</text:p>
          </table:table-cell>
          <table:table-cell office:value-type="float" office:value="0.163649" calcext:value-type="float">
            <text:p>0,163649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number-columns-repeated="1007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50366" calcext:value-type="float">
            <text:p>1,50366</text:p>
          </table:table-cell>
          <table:table-cell office:value-type="float" office:value="0.183844" calcext:value-type="float">
            <text:p>0,183844</text:p>
          </table:table-cell>
          <table:table-cell table:formula="of:=[.B16]*[.C16]" office:value-type="float" office:value="0.27643886904" calcext:value-type="float">
            <text:p>0,276438869</text:p>
          </table:table-cell>
          <table:table-cell/>
          <table:table-cell office:value-type="float" office:value="1.50366" calcext:value-type="float">
            <text:p>1,50366</text:p>
          </table:table-cell>
          <table:table-cell office:value-type="float" office:value="0.183844" calcext:value-type="float">
            <text:p>0,18384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office:value-type="float" office:value="2.25078" calcext:value-type="float">
            <text:p>2,25078</text:p>
          </table:table-cell>
          <table:table-cell office:value-type="float" office:value="0.066156" calcext:value-type="float">
            <text:p>0,066156</text:p>
          </table:table-cell>
          <table:table-cell office:value-type="float" office:value="2.17906" calcext:value-type="float">
            <text:p>2,17906</text:p>
          </table:table-cell>
          <table:table-cell office:value-type="float" office:value="0.0724234" calcext:value-type="float">
            <text:p>0,0724234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office:value-type="float" office:value="3.75916" calcext:value-type="float">
            <text:p>3,75916</text:p>
          </table:table-cell>
          <table:table-cell office:value-type="float" office:value="0.0877437" calcext:value-type="float">
            <text:p>0,0877437</text:p>
          </table:table-cell>
          <table:table-cell table:number-columns-repeated="100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50524" calcext:value-type="float">
            <text:p>1,50524</text:p>
          </table:table-cell>
          <table:table-cell office:value-type="float" office:value="0.183148" calcext:value-type="float">
            <text:p>0,183148</text:p>
          </table:table-cell>
          <table:table-cell table:formula="of:=[.B17]*[.C17]" office:value-type="float" office:value="0.27568169552" calcext:value-type="float">
            <text:p>0,2756816955</text:p>
          </table:table-cell>
          <table:table-cell/>
          <table:table-cell office:value-type="float" office:value="1.50524" calcext:value-type="float">
            <text:p>1,50524</text:p>
          </table:table-cell>
          <table:table-cell office:value-type="float" office:value="0.183148" calcext:value-type="float">
            <text:p>0,183148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office:value-type="float" office:value="2.49739" calcext:value-type="float">
            <text:p>2,49739</text:p>
          </table:table-cell>
          <table:table-cell office:value-type="float" office:value="0.359331" calcext:value-type="float">
            <text:p>0,359331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0612813" calcext:value-type="float">
            <text:p>0,0612813</text:p>
          </table:table-cell>
          <table:table-cell office:value-type="float" office:value="3.95592" calcext:value-type="float">
            <text:p>3,95592</text:p>
          </table:table-cell>
          <table:table-cell office:value-type="float" office:value="0.0926184" calcext:value-type="float">
            <text:p>0,0926184</text:p>
          </table:table-cell>
          <table:table-cell office:value-type="float" office:value="4" calcext:value-type="float">
            <text:p>4</text:p>
          </table:table-cell>
          <table:table-cell office:value-type="float" office:value="0.119081" calcext:value-type="float">
            <text:p>0,119081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1.50524" calcext:value-type="float">
            <text:p>1,50524</text:p>
          </table:table-cell>
          <table:table-cell office:value-type="float" office:value="0.183148" calcext:value-type="float">
            <text:p>0,183148</text:p>
          </table:table-cell>
          <table:table-cell table:formula="of:=[.B18]*[.C18]" office:value-type="float" office:value="0.27568169552" calcext:value-type="float">
            <text:p>0,2756816955</text:p>
          </table:table-cell>
          <table:table-cell/>
          <table:table-cell office:value-type="float" office:value="1.50524" calcext:value-type="float">
            <text:p>1,50524</text:p>
          </table:table-cell>
          <table:table-cell office:value-type="float" office:value="0.183148" calcext:value-type="float">
            <text:p>0,183148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office:value-type="float" office:value="2.65434" calcext:value-type="float">
            <text:p>2,65434</text:p>
          </table:table-cell>
          <table:table-cell office:value-type="float" office:value="0.383008" calcext:value-type="float">
            <text:p>0,383008</text:p>
          </table:table-cell>
          <table:table-cell office:value-type="float" office:value="3.07495" calcext:value-type="float">
            <text:p>3,07495</text:p>
          </table:table-cell>
          <table:table-cell office:value-type="float" office:value="0.0682451" calcext:value-type="float">
            <text:p>0,0682451</text:p>
          </table:table-cell>
          <table:table-cell office:value-type="float" office:value="4.78667" calcext:value-type="float">
            <text:p>4,78667</text:p>
          </table:table-cell>
          <table:table-cell office:value-type="float" office:value="0.0417827" calcext:value-type="float">
            <text:p>0,0417827</text:p>
          </table:table-cell>
          <table:table-cell office:value-type="float" office:value="4.01117" calcext:value-type="float">
            <text:p>4,01117</text:p>
          </table:table-cell>
          <table:table-cell office:value-type="float" office:value="0.144847" calcext:value-type="float">
            <text:p>0,144847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table:formula="of:=[.B19]*[.C19]" office:value-type="float" office:value="0.172327110531" calcext:value-type="float">
            <text:p>0,1723271105</text:p>
          </table:table-cell>
          <table:table-cell/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office:value-type="float" office:value="3.17699" calcext:value-type="float">
            <text:p>3,17699</text:p>
          </table:table-cell>
          <table:table-cell office:value-type="float" office:value="0.0807799" calcext:value-type="float">
            <text:p>0,0807799</text:p>
          </table:table-cell>
          <table:table-cell office:value-type="float" office:value="3.14912" calcext:value-type="float">
            <text:p>3,14912</text:p>
          </table:table-cell>
          <table:table-cell office:value-type="float" office:value="0.0668524" calcext:value-type="float">
            <text:p>0,0668524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54596" calcext:value-type="float">
            <text:p>0,154596</text:p>
          </table:table-cell>
          <table:table-cell office:value-type="float" office:value="6.67907" calcext:value-type="float">
            <text:p>6,67907</text:p>
          </table:table-cell>
          <table:table-cell office:value-type="float" office:value="0.158774" calcext:value-type="float">
            <text:p>0,158774</text:p>
          </table:table-cell>
          <table:table-cell table:number-columns-repeated="100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table:formula="of:=[.B20]*[.C20]" office:value-type="float" office:value="0.172327110531" calcext:value-type="float">
            <text:p>0,1723271105</text:p>
          </table:table-cell>
          <table:table-cell/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office:value-type="float" office:value="1.66589" calcext:value-type="float">
            <text:p>1,66589</text:p>
          </table:table-cell>
          <table:table-cell office:value-type="float" office:value="0.0793872" calcext:value-type="float">
            <text:p>0,0793872</text:p>
          </table:table-cell>
          <table:table-cell office:value-type="float" office:value="3.21973" calcext:value-type="float">
            <text:p>3,21973</text:p>
          </table:table-cell>
          <table:table-cell office:value-type="float" office:value="0.0724234" calcext:value-type="float">
            <text:p>0,0724234</text:p>
          </table:table-cell>
          <table:table-cell office:value-type="float" office:value="3.15604" calcext:value-type="float">
            <text:p>3,15604</text:p>
          </table:table-cell>
          <table:table-cell office:value-type="float" office:value="0.0633705" calcext:value-type="float">
            <text:p>0,0633705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57382" calcext:value-type="float">
            <text:p>0,157382</text:p>
          </table:table-cell>
          <table:table-cell office:value-type="float" office:value="7.72043" calcext:value-type="float">
            <text:p>7,72043</text:p>
          </table:table-cell>
          <table:table-cell office:value-type="float" office:value="0.135794" calcext:value-type="float">
            <text:p>0,135794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table:formula="of:=[.B21]*[.C21]" office:value-type="float" office:value="0.172327110531" calcext:value-type="float">
            <text:p>0,1723271105</text:p>
          </table:table-cell>
          <table:table-cell/>
          <table:table-cell office:value-type="float" office:value="1.80629" calcext:value-type="float">
            <text:p>1,80629</text:p>
          </table:table-cell>
          <table:table-cell office:value-type="float" office:value="0.0954039" calcext:value-type="float">
            <text:p>0,0954039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3.23423" calcext:value-type="float">
            <text:p>3,23423</text:p>
          </table:table-cell>
          <table:table-cell office:value-type="float" office:value="0.0884401" calcext:value-type="float">
            <text:p>0,0884401</text:p>
          </table:table-cell>
          <table:table-cell office:value-type="float" office:value="3.64467" calcext:value-type="float">
            <text:p>3,64467</text:p>
          </table:table-cell>
          <table:table-cell office:value-type="float" office:value="0.0466574" calcext:value-type="float">
            <text:p>0,0466574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48329" calcext:value-type="float">
            <text:p>0,148329</text:p>
          </table:table-cell>
          <table:table-cell office:value-type="float" office:value="7.76216" calcext:value-type="float">
            <text:p>7,76216</text:p>
          </table:table-cell>
          <table:table-cell office:value-type="float" office:value="0.132312" calcext:value-type="float">
            <text:p>0,132312</text:p>
          </table:table-cell>
          <table:table-cell table:number-columns-repeated="1007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table:formula="of:=[.B22]*[.C22]" office:value-type="float" office:value="0.14506174658" calcext:value-type="float">
            <text:p>0,1450617466</text:p>
          </table:table-cell>
          <table:table-cell/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2883" calcext:value-type="float">
            <text:p>0,12883</text:p>
          </table:table-cell>
          <table:table-cell office:value-type="float" office:value="3.65394" calcext:value-type="float">
            <text:p>3,65394</text:p>
          </table:table-cell>
          <table:table-cell office:value-type="float" office:value="0.0577994" calcext:value-type="float">
            <text:p>0,0577994</text:p>
          </table:table-cell>
          <table:table-cell table:number-columns-repeated="2"/>
          <table:table-cell office:value-type="float" office:value="7.76216" calcext:value-type="float">
            <text:p>7,76216</text:p>
          </table:table-cell>
          <table:table-cell office:value-type="float" office:value="0.132312" calcext:value-type="float">
            <text:p>0,132312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table:formula="of:=[.B23]*[.C23]" office:value-type="float" office:value="0.14506174658" calcext:value-type="float">
            <text:p>0,1450617466</text:p>
          </table:table-cell>
          <table:table-cell/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3.477" calcext:value-type="float">
            <text:p>3,477</text:p>
          </table:table-cell>
          <table:table-cell office:value-type="float" office:value="0.0369081" calcext:value-type="float">
            <text:p>0,0369081</text:p>
          </table:table-cell>
          <table:table-cell office:value-type="float" office:value="3.93425" calcext:value-type="float">
            <text:p>3,93425</text:p>
          </table:table-cell>
          <table:table-cell office:value-type="float" office:value="0.160167" calcext:value-type="float">
            <text:p>0,160167</text:p>
          </table:table-cell>
          <table:table-cell table:number-columns-repeated="1011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table:formula="of:=[.B24]*[.C24]" office:value-type="float" office:value="0.14506174658" calcext:value-type="float">
            <text:p>0,1450617466</text:p>
          </table:table-cell>
          <table:table-cell/>
          <table:table-cell office:value-type="float" office:value="2.21605" calcext:value-type="float">
            <text:p>2,21605</text:p>
          </table:table-cell>
          <table:table-cell office:value-type="float" office:value="0.0654596" calcext:value-type="float">
            <text:p>0,0654596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3.61713" calcext:value-type="float">
            <text:p>3,61713</text:p>
          </table:table-cell>
          <table:table-cell office:value-type="float" office:value="0.0647632" calcext:value-type="float">
            <text:p>0,0647632</text:p>
          </table:table-cell>
          <table:table-cell office:value-type="float" office:value="3.97784" calcext:value-type="float">
            <text:p>3,97784</text:p>
          </table:table-cell>
          <table:table-cell office:value-type="float" office:value="0.16156" calcext:value-type="float">
            <text:p>0,16156</text:p>
          </table:table-cell>
          <table:table-cell table:number-columns-repeated="1011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2.24375" calcext:value-type="float">
            <text:p>2,24375</text:p>
          </table:table-cell>
          <table:table-cell office:value-type="float" office:value="0.0571031" calcext:value-type="float">
            <text:p>0,0571031</text:p>
          </table:table-cell>
          <table:table-cell table:formula="of:=[.B25]*[.C25]" office:value-type="float" office:value="0.128125080625" calcext:value-type="float">
            <text:p>0,1281250806</text:p>
          </table:table-cell>
          <table:table-cell/>
          <table:table-cell office:value-type="float" office:value="2.24375" calcext:value-type="float">
            <text:p>2,24375</text:p>
          </table:table-cell>
          <table:table-cell office:value-type="float" office:value="0.0571031" calcext:value-type="float">
            <text:p>0,0571031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4.27381" calcext:value-type="float">
            <text:p>4,27381</text:p>
          </table:table-cell>
          <table:table-cell office:value-type="float" office:value="0.0926184" calcext:value-type="float">
            <text:p>0,0926184</text:p>
          </table:table-cell>
          <table:table-cell office:value-type="float" office:value="4.22353" calcext:value-type="float">
            <text:p>4,22353</text:p>
          </table:table-cell>
          <table:table-cell office:value-type="float" office:value="0.143454" calcext:value-type="float">
            <text:p>0,143454</text:p>
          </table:table-cell>
          <table:table-cell table:number-columns-repeated="1011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3.06838" calcext:value-type="float">
            <text:p>3,06838</text:p>
          </table:table-cell>
          <table:table-cell office:value-type="float" office:value="0.261838" calcext:value-type="float">
            <text:p>0,261838</text:p>
          </table:table-cell>
          <table:table-cell table:formula="of:=[.B26]*[.C26]" office:value-type="float" office:value="0.80341848244" calcext:value-type="float">
            <text:p>0,8034184824</text:p>
          </table:table-cell>
          <table:table-cell/>
          <table:table-cell office:value-type="float" office:value="3.06838" calcext:value-type="float">
            <text:p>3,06838</text:p>
          </table:table-cell>
          <table:table-cell office:value-type="float" office:value="0.261838" calcext:value-type="float">
            <text:p>0,261838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4.41846" calcext:value-type="float">
            <text:p>4,41846</text:p>
          </table:table-cell>
          <table:table-cell office:value-type="float" office:value="0.208217" calcext:value-type="float">
            <text:p>0,208217</text:p>
          </table:table-cell>
          <table:table-cell office:value-type="float" office:value="4.22353" calcext:value-type="float">
            <text:p>4,22353</text:p>
          </table:table-cell>
          <table:table-cell office:value-type="float" office:value="0.143454" calcext:value-type="float">
            <text:p>0,143454</text:p>
          </table:table-cell>
          <table:table-cell table:number-columns-repeated="1011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3.06838" calcext:value-type="float">
            <text:p>3,06838</text:p>
          </table:table-cell>
          <table:table-cell office:value-type="float" office:value="0.261838" calcext:value-type="float">
            <text:p>0,261838</text:p>
          </table:table-cell>
          <table:table-cell table:formula="of:=[.B27]*[.C27]" office:value-type="float" office:value="0.80341848244" calcext:value-type="float">
            <text:p>0,8034184824</text:p>
          </table:table-cell>
          <table:table-cell/>
          <table:table-cell office:value-type="float" office:value="3.06838" calcext:value-type="float">
            <text:p>3,06838</text:p>
          </table:table-cell>
          <table:table-cell office:value-type="float" office:value="0.261838" calcext:value-type="float">
            <text:p>0,261838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4.50157" calcext:value-type="float">
            <text:p>4,50157</text:p>
          </table:table-cell>
          <table:table-cell office:value-type="float" office:value="0.0341226" calcext:value-type="float">
            <text:p>0,0341226</text:p>
          </table:table-cell>
          <table:table-cell office:value-type="float" office:value="4.41846" calcext:value-type="float">
            <text:p>4,41846</text:p>
          </table:table-cell>
          <table:table-cell office:value-type="float" office:value="0.144847" calcext:value-type="float">
            <text:p>0,144847</text:p>
          </table:table-cell>
          <table:table-cell table:number-columns-repeated="1011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3.30876" calcext:value-type="float">
            <text:p>3,30876</text:p>
          </table:table-cell>
          <table:table-cell office:value-type="float" office:value="0.066156" calcext:value-type="float">
            <text:p>0,066156</text:p>
          </table:table-cell>
          <table:table-cell table:formula="of:=[.B28]*[.C28]" office:value-type="float" office:value="0.21889432656" calcext:value-type="float">
            <text:p>0,2188943266</text:p>
          </table:table-cell>
          <table:table-cell/>
          <table:table-cell office:value-type="float" office:value="3.30876" calcext:value-type="float">
            <text:p>3,30876</text:p>
          </table:table-cell>
          <table:table-cell office:value-type="float" office:value="0.066156" calcext:value-type="float">
            <text:p>0,066156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4.50157" calcext:value-type="float">
            <text:p>4,50157</text:p>
          </table:table-cell>
          <table:table-cell office:value-type="float" office:value="0.0341226" calcext:value-type="float">
            <text:p>0,0341226</text:p>
          </table:table-cell>
          <table:table-cell office:value-type="float" office:value="4.73927" calcext:value-type="float">
            <text:p>4,73927</text:p>
          </table:table-cell>
          <table:table-cell office:value-type="float" office:value="0.0779944" calcext:value-type="float">
            <text:p>0,0779944</text:p>
          </table:table-cell>
          <table:table-cell table:number-columns-repeated="101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0612813" calcext:value-type="float">
            <text:p>0,0612813</text:p>
          </table:table-cell>
          <table:table-cell table:formula="of:=[.B29]*[.C29]" office:value-type="float" office:value="0.20323330332" calcext:value-type="float">
            <text:p>0,2032333033</text:p>
          </table:table-cell>
          <table:table-cell/>
          <table:table-cell office:value-type="float" office:value="3.3164" calcext:value-type="float">
            <text:p>3,3164</text:p>
          </table:table-cell>
          <table:table-cell office:value-type="float" office:value="0.0612813" calcext:value-type="float">
            <text:p>0,0612813</text:p>
          </table:table-cell>
          <table:table-cell office:value-type="float" office:value="2.96082" calcext:value-type="float">
            <text:p>2,96082</text:p>
          </table:table-cell>
          <table:table-cell office:value-type="float" office:value="0.0577994" calcext:value-type="float">
            <text:p>0,0577994</text:p>
          </table:table-cell>
          <table:table-cell office:value-type="float" office:value="4.63226" calcext:value-type="float">
            <text:p>4,63226</text:p>
          </table:table-cell>
          <table:table-cell office:value-type="float" office:value="0.0640669" calcext:value-type="float">
            <text:p>0,0640669</text:p>
          </table:table-cell>
          <table:table-cell office:value-type="float" office:value="4.73927" calcext:value-type="float">
            <text:p>4,73927</text:p>
          </table:table-cell>
          <table:table-cell office:value-type="float" office:value="0.0779944" calcext:value-type="float">
            <text:p>0,0779944</text:p>
          </table:table-cell>
          <table:table-cell table:number-columns-repeated="1011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0612813" calcext:value-type="float">
            <text:p>0,0612813</text:p>
          </table:table-cell>
          <table:table-cell table:formula="of:=[.B30]*[.C30]" office:value-type="float" office:value="0.20323330332" calcext:value-type="float">
            <text:p>0,2032333033</text:p>
          </table:table-cell>
          <table:table-cell/>
          <table:table-cell office:value-type="float" office:value="3.3164" calcext:value-type="float">
            <text:p>3,3164</text:p>
          </table:table-cell>
          <table:table-cell office:value-type="float" office:value="0.0612813" calcext:value-type="float">
            <text:p>0,0612813</text:p>
          </table:table-cell>
          <table:table-cell office:value-type="float" office:value="2.96082" calcext:value-type="float">
            <text:p>2,96082</text:p>
          </table:table-cell>
          <table:table-cell office:value-type="float" office:value="0.0577994" calcext:value-type="float">
            <text:p>0,0577994</text:p>
          </table:table-cell>
          <table:table-cell office:value-type="float" office:value="4.67752" calcext:value-type="float">
            <text:p>4,67752</text:p>
          </table:table-cell>
          <table:table-cell office:value-type="float" office:value="0.0341226" calcext:value-type="float">
            <text:p>0,0341226</text:p>
          </table:table-cell>
          <table:table-cell office:value-type="float" office:value="4.88435" calcext:value-type="float">
            <text:p>4,88435</text:p>
          </table:table-cell>
          <table:table-cell office:value-type="float" office:value="0.0933148" calcext:value-type="float">
            <text:p>0,0933148</text:p>
          </table:table-cell>
          <table:table-cell table:number-columns-repeated="1011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4" calcext:value-type="float">
            <text:p>4</text:p>
          </table:table-cell>
          <table:table-cell office:value-type="float" office:value="0.12883" calcext:value-type="float">
            <text:p>0,12883</text:p>
          </table:table-cell>
          <table:table-cell table:formula="of:=[.B31]*[.C31]" office:value-type="float" office:value="0.51532" calcext:value-type="float">
            <text:p>0,515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2883" calcext:value-type="float">
            <text:p>0,12883</text:p>
          </table:table-cell>
          <table:table-cell office:value-type="float" office:value="3.16998" calcext:value-type="float">
            <text:p>3,16998</text:p>
          </table:table-cell>
          <table:table-cell office:value-type="float" office:value="0.144847" calcext:value-type="float">
            <text:p>0,144847</text:p>
          </table:table-cell>
          <table:table-cell office:value-type="float" office:value="4.77076" calcext:value-type="float">
            <text:p>4,77076</text:p>
          </table:table-cell>
          <table:table-cell office:value-type="float" office:value="0.158078" calcext:value-type="float">
            <text:p>0,158078</text:p>
          </table:table-cell>
          <table:table-cell office:value-type="float" office:value="4.96886" calcext:value-type="float">
            <text:p>4,96886</text:p>
          </table:table-cell>
          <table:table-cell office:value-type="float" office:value="0.097493" calcext:value-type="float">
            <text:p>0,097493</text:p>
          </table:table-cell>
          <table:table-cell table:number-columns-repeated="1011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47352" calcext:value-type="float">
            <text:p>4,47352</text:p>
          </table:table-cell>
          <table:table-cell office:value-type="float" office:value="0.233287" calcext:value-type="float">
            <text:p>0,233287</text:p>
          </table:table-cell>
          <table:table-cell table:formula="of:=[.B32]*[.C32]" office:value-type="float" office:value="1.04361406024" calcext:value-type="float">
            <text:p>1,0436140602</text:p>
          </table:table-cell>
          <table:table-cell/>
          <table:table-cell office:value-type="float" office:value="4.47352" calcext:value-type="float">
            <text:p>4,47352</text:p>
          </table:table-cell>
          <table:table-cell office:value-type="float" office:value="0.233287" calcext:value-type="float">
            <text:p>0,233287</text:p>
          </table:table-cell>
          <table:table-cell office:value-type="float" office:value="3.16998" calcext:value-type="float">
            <text:p>3,16998</text:p>
          </table:table-cell>
          <table:table-cell office:value-type="float" office:value="0.144847" calcext:value-type="float">
            <text:p>0,144847</text:p>
          </table:table-cell>
          <table:table-cell office:value-type="float" office:value="4.93471" calcext:value-type="float">
            <text:p>4,93471</text:p>
          </table:table-cell>
          <table:table-cell office:value-type="float" office:value="0.0981894" calcext:value-type="float">
            <text:p>0,0981894</text:p>
          </table:table-cell>
          <table:table-cell office:value-type="float" office:value="5.11032" calcext:value-type="float">
            <text:p>5,11032</text:p>
          </table:table-cell>
          <table:table-cell office:value-type="float" office:value="0.0967967" calcext:value-type="float">
            <text:p>0,0967967</text:p>
          </table:table-cell>
          <table:table-cell table:number-columns-repeated="1011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4.78667" calcext:value-type="float">
            <text:p>4,78667</text:p>
          </table:table-cell>
          <table:table-cell office:value-type="float" office:value="0.0633705" calcext:value-type="float">
            <text:p>0,0633705</text:p>
          </table:table-cell>
          <table:table-cell table:formula="of:=[.B33]*[.C33]" office:value-type="float" office:value="0.303333671235" calcext:value-type="float">
            <text:p>0,3033336712</text:p>
          </table:table-cell>
          <table:table-cell/>
          <table:table-cell office:value-type="float" office:value="4.78667" calcext:value-type="float">
            <text:p>4,78667</text:p>
          </table:table-cell>
          <table:table-cell office:value-type="float" office:value="0.0633705" calcext:value-type="float">
            <text:p>0,063370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116992" calcext:value-type="float">
            <text:p>0,116992</text:p>
          </table:table-cell>
          <table:table-cell office:value-type="float" office:value="5.2029" calcext:value-type="float">
            <text:p>5,2029</text:p>
          </table:table-cell>
          <table:table-cell office:value-type="float" office:value="0.0947075" calcext:value-type="float">
            <text:p>0,0947075</text:p>
          </table:table-cell>
          <table:table-cell office:value-type="float" office:value="5.18412" calcext:value-type="float">
            <text:p>5,18412</text:p>
          </table:table-cell>
          <table:table-cell office:value-type="float" office:value="0.0947075" calcext:value-type="float">
            <text:p>0,0947075</text:p>
          </table:table-cell>
          <table:table-cell table:number-columns-repeated="1011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4.78667" calcext:value-type="float">
            <text:p>4,78667</text:p>
          </table:table-cell>
          <table:table-cell office:value-type="float" office:value="0.0633705" calcext:value-type="float">
            <text:p>0,0633705</text:p>
          </table:table-cell>
          <table:table-cell table:formula="of:=[.B34]*[.C34]" office:value-type="float" office:value="0.303333671235" calcext:value-type="float">
            <text:p>0,3033336712</text:p>
          </table:table-cell>
          <table:table-cell/>
          <table:table-cell office:value-type="float" office:value="4.78667" calcext:value-type="float">
            <text:p>4,78667</text:p>
          </table:table-cell>
          <table:table-cell office:value-type="float" office:value="0.0633705" calcext:value-type="float">
            <text:p>0,063370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116992" calcext:value-type="float">
            <text:p>0,116992</text:p>
          </table:table-cell>
          <table:table-cell office:value-type="float" office:value="6.03361" calcext:value-type="float">
            <text:p>6,03361</text:p>
          </table:table-cell>
          <table:table-cell office:value-type="float" office:value="0.175487" calcext:value-type="float">
            <text:p>0,175487</text:p>
          </table:table-cell>
          <table:table-cell office:value-type="float" office:value="5.56589" calcext:value-type="float">
            <text:p>5,56589</text:p>
          </table:table-cell>
          <table:table-cell office:value-type="float" office:value="0.0278552" calcext:value-type="float">
            <text:p>0,0278552</text:p>
          </table:table-cell>
          <table:table-cell table:number-columns-repeated="1011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5.0386" calcext:value-type="float">
            <text:p>5,0386</text:p>
          </table:table-cell>
          <table:table-cell office:value-type="float" office:value="0.204735" calcext:value-type="float">
            <text:p>0,204735</text:p>
          </table:table-cell>
          <table:table-cell table:formula="of:=[.B35]*[.C35]" office:value-type="float" office:value="1.031577771" calcext:value-type="float">
            <text:p>1,031577771</text:p>
          </table:table-cell>
          <table:table-cell/>
          <table:table-cell office:value-type="float" office:value="5.0386" calcext:value-type="float">
            <text:p>5,0386</text:p>
          </table:table-cell>
          <table:table-cell office:value-type="float" office:value="0.204735" calcext:value-type="float">
            <text:p>0,204735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20474" calcext:value-type="float">
            <text:p>0,120474</text:p>
          </table:table-cell>
          <table:table-cell office:value-type="float" office:value="6.03361" calcext:value-type="float">
            <text:p>6,03361</text:p>
          </table:table-cell>
          <table:table-cell office:value-type="float" office:value="0.175487" calcext:value-type="float">
            <text:p>0,175487</text:p>
          </table:table-cell>
          <table:table-cell office:value-type="float" office:value="5.58755" calcext:value-type="float">
            <text:p>5,58755</text:p>
          </table:table-cell>
          <table:table-cell office:value-type="float" office:value="0.0278552" calcext:value-type="float">
            <text:p>0,0278552</text:p>
          </table:table-cell>
          <table:table-cell table:number-columns-repeated="101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.0922" calcext:value-type="float">
            <text:p>5,0922</text:p>
          </table:table-cell>
          <table:table-cell office:value-type="float" office:value="0.0967967" calcext:value-type="float">
            <text:p>0,0967967</text:p>
          </table:table-cell>
          <table:table-cell table:formula="of:=[.B36]*[.C36]" office:value-type="float" office:value="0.49290815574" calcext:value-type="float">
            <text:p>0,4929081557</text:p>
          </table:table-cell>
          <table:table-cell/>
          <table:table-cell office:value-type="float" office:value="5.0922" calcext:value-type="float">
            <text:p>5,0922</text:p>
          </table:table-cell>
          <table:table-cell office:value-type="float" office:value="0.0967967" calcext:value-type="float">
            <text:p>0,0967967</text:p>
          </table:table-cell>
          <table:table-cell office:value-type="float" office:value="3.49392" calcext:value-type="float">
            <text:p>3,49392</text:p>
          </table:table-cell>
          <table:table-cell office:value-type="float" office:value="0.190808" calcext:value-type="float">
            <text:p>0,190808</text:p>
          </table:table-cell>
          <table:table-cell office:value-type="float" office:value="6.52727" calcext:value-type="float">
            <text:p>6,52727</text:p>
          </table:table-cell>
          <table:table-cell office:value-type="float" office:value="0.091922" calcext:value-type="float">
            <text:p>0,091922</text:p>
          </table:table-cell>
          <table:table-cell office:value-type="float" office:value="5.58755" calcext:value-type="float">
            <text:p>5,58755</text:p>
          </table:table-cell>
          <table:table-cell office:value-type="float" office:value="0.0278552" calcext:value-type="float">
            <text:p>0,0278552</text:p>
          </table:table-cell>
          <table:table-cell table:number-columns-repeated="1011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5.0922" calcext:value-type="float">
            <text:p>5,0922</text:p>
          </table:table-cell>
          <table:table-cell office:value-type="float" office:value="0.0967967" calcext:value-type="float">
            <text:p>0,0967967</text:p>
          </table:table-cell>
          <table:table-cell table:formula="of:=[.B37]*[.C37]" office:value-type="float" office:value="0.49290815574" calcext:value-type="float">
            <text:p>0,4929081557</text:p>
          </table:table-cell>
          <table:table-cell/>
          <table:table-cell office:value-type="float" office:value="5.0922" calcext:value-type="float">
            <text:p>5,0922</text:p>
          </table:table-cell>
          <table:table-cell office:value-type="float" office:value="0.0967967" calcext:value-type="float">
            <text:p>0,0967967</text:p>
          </table:table-cell>
          <table:table-cell office:value-type="float" office:value="3.49392" calcext:value-type="float">
            <text:p>3,49392</text:p>
          </table:table-cell>
          <table:table-cell office:value-type="float" office:value="0.190808" calcext:value-type="float">
            <text:p>0,190808</text:p>
          </table:table-cell>
          <table:table-cell office:value-type="float" office:value="6.97087" calcext:value-type="float">
            <text:p>6,97087</text:p>
          </table:table-cell>
          <table:table-cell office:value-type="float" office:value="0.0926184" calcext:value-type="float">
            <text:p>0,0926184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number-columns-repeated="1011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6.67907" calcext:value-type="float">
            <text:p>6,67907</text:p>
          </table:table-cell>
          <table:table-cell office:value-type="float" office:value="0.0898329" calcext:value-type="float">
            <text:p>0,0898329</text:p>
          </table:table-cell>
          <table:table-cell table:formula="of:=[.B38]*[.C38]" office:value-type="float" office:value="0.600000227403" calcext:value-type="float">
            <text:p>0,6000002274</text:p>
          </table:table-cell>
          <table:table-cell/>
          <table:table-cell office:value-type="float" office:value="6.67907" calcext:value-type="float">
            <text:p>6,67907</text:p>
          </table:table-cell>
          <table:table-cell office:value-type="float" office:value="0.0898329" calcext:value-type="float">
            <text:p>0,0898329</text:p>
          </table:table-cell>
          <table:table-cell office:value-type="float" office:value="4.5443" calcext:value-type="float">
            <text:p>4,5443</text:p>
          </table:table-cell>
          <table:table-cell office:value-type="float" office:value="0.121866" calcext:value-type="float">
            <text:p>0,121866</text:p>
          </table:table-cell>
          <table:table-cell office:value-type="float" office:value="7.6383" calcext:value-type="float">
            <text:p>7,6383</text:p>
          </table:table-cell>
          <table:table-cell office:value-type="float" office:value="0.141365" calcext:value-type="float">
            <text:p>0,14136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number-columns-repeated="1011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6.74178" calcext:value-type="float">
            <text:p>6,74178</text:p>
          </table:table-cell>
          <table:table-cell office:value-type="float" office:value="0.0912256" calcext:value-type="float">
            <text:p>0,0912256</text:p>
          </table:table-cell>
          <table:table-cell table:formula="of:=[.B39]*[.C39]" office:value-type="float" office:value="0.615022925568" calcext:value-type="float">
            <text:p>0,6150229256</text:p>
          </table:table-cell>
          <table:table-cell/>
          <table:table-cell office:value-type="float" office:value="6.74178" calcext:value-type="float">
            <text:p>6,74178</text:p>
          </table:table-cell>
          <table:table-cell office:value-type="float" office:value="0.0912256" calcext:value-type="float">
            <text:p>0,0912256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number-columns-repeated="101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.74178" calcext:value-type="float">
            <text:p>6,74178</text:p>
          </table:table-cell>
          <table:table-cell office:value-type="float" office:value="0.0912256" calcext:value-type="float">
            <text:p>0,0912256</text:p>
          </table:table-cell>
          <table:table-cell table:formula="of:=[.B40]*[.C40]" office:value-type="float" office:value="0.615022925568" calcext:value-type="float">
            <text:p>0,6150229256</text:p>
          </table:table-cell>
          <table:table-cell/>
          <table:table-cell office:value-type="float" office:value="6.74178" calcext:value-type="float">
            <text:p>6,74178</text:p>
          </table:table-cell>
          <table:table-cell office:value-type="float" office:value="0.0912256" calcext:value-type="float">
            <text:p>0,0912256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3" table:number-rows-spanned="1">
            <text:p>Isaacso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3]*[.C43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4]*[.C44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5]*[.C45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6]*[.C46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7]*[.C47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8]*[.C48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49]*[.C49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0]*[.C50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1]*[.C51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2]*[.C52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3]*[.C53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4]*[.C54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5]*[.C55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.44322" calcext:value-type="float">
            <text:p>1,44322</text:p>
          </table:table-cell>
          <table:table-cell office:value-type="float" office:value="0.279944" calcext:value-type="float">
            <text:p>0,279944</text:p>
          </table:table-cell>
          <table:table-cell table:formula="of:=[.B56]*[.C56]" office:value-type="float" office:value="0.40402077968" calcext:value-type="float">
            <text:p>0,4040207797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table:formula="of:=[.B57]*[.C57]" office:value-type="float" office:value="0.37927439" calcext:value-type="float">
            <text:p>0,37927439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table:formula="of:=[.B58]*[.C58]" office:value-type="float" office:value="0.37927439" calcext:value-type="float">
            <text:p>0,37927439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table:formula="of:=[.B59]*[.C59]" office:value-type="float" office:value="0.37927439" calcext:value-type="float">
            <text:p>0,37927439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254875" calcext:value-type="float">
            <text:p>0,254875</text:p>
          </table:table-cell>
          <table:table-cell table:formula="of:=[.B60]*[.C60]" office:value-type="float" office:value="0.37927439" calcext:value-type="float">
            <text:p>0,37927439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1.66589" calcext:value-type="float">
            <text:p>1,66589</text:p>
          </table:table-cell>
          <table:table-cell office:value-type="float" office:value="0.0793872" calcext:value-type="float">
            <text:p>0,0793872</text:p>
          </table:table-cell>
          <table:table-cell table:formula="of:=[.B61]*[.C61]" office:value-type="float" office:value="0.132250342608" calcext:value-type="float">
            <text:p>0,1322503426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table:formula="of:=[.B62]*[.C62]" office:value-type="float" office:value="0.19917621675" calcext:value-type="float">
            <text:p>0,1991762168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table:formula="of:=[.B63]*[.C63]" office:value-type="float" office:value="0.19917621675" calcext:value-type="float">
            <text:p>0,1991762168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table:formula="of:=[.B64]*[.C64]" office:value-type="float" office:value="0.19917621675" calcext:value-type="float">
            <text:p>0,1991762168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1.97253" calcext:value-type="float">
            <text:p>1,97253</text:p>
          </table:table-cell>
          <table:table-cell office:value-type="float" office:value="0.100975" calcext:value-type="float">
            <text:p>0,100975</text:p>
          </table:table-cell>
          <table:table-cell table:formula="of:=[.B65]*[.C65]" office:value-type="float" office:value="0.19917621675" calcext:value-type="float">
            <text:p>0,1991762168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table:formula="of:=[.B66]*[.C66]" office:value-type="float" office:value="0.140703457488" calcext:value-type="float">
            <text:p>0,1407034575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table:formula="of:=[.B67]*[.C67]" office:value-type="float" office:value="0.140703457488" calcext:value-type="float">
            <text:p>0,1407034575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table:formula="of:=[.B68]*[.C68]" office:value-type="float" office:value="0.140703457488" calcext:value-type="float">
            <text:p>0,1407034575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2.40536" calcext:value-type="float">
            <text:p>2,40536</text:p>
          </table:table-cell>
          <table:table-cell office:value-type="float" office:value="0.0584958" calcext:value-type="float">
            <text:p>0,0584958</text:p>
          </table:table-cell>
          <table:table-cell table:formula="of:=[.B69]*[.C69]" office:value-type="float" office:value="0.140703457488" calcext:value-type="float">
            <text:p>0,1407034575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2.96082" calcext:value-type="float">
            <text:p>2,96082</text:p>
          </table:table-cell>
          <table:table-cell office:value-type="float" office:value="0.0577994" calcext:value-type="float">
            <text:p>0,0577994</text:p>
          </table:table-cell>
          <table:table-cell table:formula="of:=[.B70]*[.C70]" office:value-type="float" office:value="0.171133619508" calcext:value-type="float">
            <text:p>0,1711336195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2.96082" calcext:value-type="float">
            <text:p>2,96082</text:p>
          </table:table-cell>
          <table:table-cell office:value-type="float" office:value="0.0577994" calcext:value-type="float">
            <text:p>0,0577994</text:p>
          </table:table-cell>
          <table:table-cell table:formula="of:=[.B71]*[.C71]" office:value-type="float" office:value="0.171133619508" calcext:value-type="float">
            <text:p>0,1711336195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3.16998" calcext:value-type="float">
            <text:p>3,16998</text:p>
          </table:table-cell>
          <table:table-cell office:value-type="float" office:value="0.144847" calcext:value-type="float">
            <text:p>0,144847</text:p>
          </table:table-cell>
          <table:table-cell table:formula="of:=[.B72]*[.C72]" office:value-type="float" office:value="0.45916209306" calcext:value-type="float">
            <text:p>0,4591620931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16998" calcext:value-type="float">
            <text:p>3,16998</text:p>
          </table:table-cell>
          <table:table-cell office:value-type="float" office:value="0.144847" calcext:value-type="float">
            <text:p>0,144847</text:p>
          </table:table-cell>
          <table:table-cell table:formula="of:=[.B73]*[.C73]" office:value-type="float" office:value="0.45916209306" calcext:value-type="float">
            <text:p>0,4591620931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116992" calcext:value-type="float">
            <text:p>0,116992</text:p>
          </table:table-cell>
          <table:table-cell table:formula="of:=[.B74]*[.C74]" office:value-type="float" office:value="0.3879922688" calcext:value-type="float">
            <text:p>0,3879922688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3.3164" calcext:value-type="float">
            <text:p>3,3164</text:p>
          </table:table-cell>
          <table:table-cell office:value-type="float" office:value="0.116992" calcext:value-type="float">
            <text:p>0,116992</text:p>
          </table:table-cell>
          <table:table-cell table:formula="of:=[.B75]*[.C75]" office:value-type="float" office:value="0.3879922688" calcext:value-type="float">
            <text:p>0,3879922688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20474" calcext:value-type="float">
            <text:p>0,120474</text:p>
          </table:table-cell>
          <table:table-cell table:formula="of:=[.B76]*[.C76]" office:value-type="float" office:value="0.40046400918" calcext:value-type="float">
            <text:p>0,400464009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9392" calcext:value-type="float">
            <text:p>3,49392</text:p>
          </table:table-cell>
          <table:table-cell office:value-type="float" office:value="0.190808" calcext:value-type="float">
            <text:p>0,190808</text:p>
          </table:table-cell>
          <table:table-cell table:formula="of:=[.B77]*[.C77]" office:value-type="float" office:value="0.66666788736" calcext:value-type="float">
            <text:p>0,6666678874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3.49392" calcext:value-type="float">
            <text:p>3,49392</text:p>
          </table:table-cell>
          <table:table-cell office:value-type="float" office:value="0.190808" calcext:value-type="float">
            <text:p>0,190808</text:p>
          </table:table-cell>
          <table:table-cell table:formula="of:=[.B78]*[.C78]" office:value-type="float" office:value="0.66666788736" calcext:value-type="float">
            <text:p>0,6666678874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4.5443" calcext:value-type="float">
            <text:p>4,5443</text:p>
          </table:table-cell>
          <table:table-cell office:value-type="float" office:value="0.121866" calcext:value-type="float">
            <text:p>0,121866</text:p>
          </table:table-cell>
          <table:table-cell table:formula="of:=[.B79]*[.C79]" office:value-type="float" office:value="0.5537956638" calcext:value-type="float">
            <text:p>0,5537956638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table:formula="of:=[.B80]*[.C80]" office:value-type="float" office:value="0.458333050432" calcext:value-type="float">
            <text:p>0,4583330504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table:formula="of:=[.B81]*[.C81]" office:value-type="float" office:value="0.458333050432" calcext:value-type="float">
            <text:p>0,4583330504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4.60256" calcext:value-type="float">
            <text:p>4,60256</text:p>
          </table:table-cell>
          <table:table-cell office:value-type="float" office:value="0.0995822" calcext:value-type="float">
            <text:p>0,0995822</text:p>
          </table:table-cell>
          <table:table-cell table:formula="of:=[.B82]*[.C82]" office:value-type="float" office:value="0.458333050432" calcext:value-type="float">
            <text:p>0,458333050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Lewi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5]*[.C85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6]*[.C86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7]*[.C87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8]*[.C88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89]*[.C89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0]*[.C90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1]*[.C91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2]*[.C92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93]*[.C93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52119" calcext:value-type="float">
            <text:p>1,52119</text:p>
          </table:table-cell>
          <table:table-cell office:value-type="float" office:value="0.193593" calcext:value-type="float">
            <text:p>0,193593</text:p>
          </table:table-cell>
          <table:table-cell table:formula="of:=[.B94]*[.C94]" office:value-type="float" office:value="0.29449173567" calcext:value-type="float">
            <text:p>0,2944917357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53255" calcext:value-type="float">
            <text:p>1,53255</text:p>
          </table:table-cell>
          <table:table-cell office:value-type="float" office:value="0.206825" calcext:value-type="float">
            <text:p>0,206825</text:p>
          </table:table-cell>
          <table:table-cell table:formula="of:=[.B95]*[.C95]" office:value-type="float" office:value="0.31696965375" calcext:value-type="float">
            <text:p>0,3169696538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57284" calcext:value-type="float">
            <text:p>1,57284</text:p>
          </table:table-cell>
          <table:table-cell office:value-type="float" office:value="0.185933" calcext:value-type="float">
            <text:p>0,185933</text:p>
          </table:table-cell>
          <table:table-cell table:formula="of:=[.B96]*[.C96]" office:value-type="float" office:value="0.29244285972" calcext:value-type="float">
            <text:p>0,2924428597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80402" calcext:value-type="float">
            <text:p>1,80402</text:p>
          </table:table-cell>
          <table:table-cell office:value-type="float" office:value="0.10376" calcext:value-type="float">
            <text:p>0,10376</text:p>
          </table:table-cell>
          <table:table-cell table:formula="of:=[.B97]*[.C97]" office:value-type="float" office:value="0.1871851152" calcext:value-type="float">
            <text:p>0,1871851152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2.0112" calcext:value-type="float">
            <text:p>2,0112</text:p>
          </table:table-cell>
          <table:table-cell office:value-type="float" office:value="0.0772981" calcext:value-type="float">
            <text:p>0,0772981</text:p>
          </table:table-cell>
          <table:table-cell table:formula="of:=[.B98]*[.C98]" office:value-type="float" office:value="0.15546193872" calcext:value-type="float">
            <text:p>0,1554619387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2.17906" calcext:value-type="float">
            <text:p>2,17906</text:p>
          </table:table-cell>
          <table:table-cell office:value-type="float" office:value="0.0724234" calcext:value-type="float">
            <text:p>0,0724234</text:p>
          </table:table-cell>
          <table:table-cell table:formula="of:=[.B99]*[.C99]" office:value-type="float" office:value="0.157814934004" calcext:value-type="float">
            <text:p>0,157814934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0612813" calcext:value-type="float">
            <text:p>0,0612813</text:p>
          </table:table-cell>
          <table:table-cell table:formula="of:=[.B100]*[.C100]" office:value-type="float" office:value="0.135176742792" calcext:value-type="float">
            <text:p>0,1351767428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.07495" calcext:value-type="float">
            <text:p>3,07495</text:p>
          </table:table-cell>
          <table:table-cell office:value-type="float" office:value="0.0682451" calcext:value-type="float">
            <text:p>0,0682451</text:p>
          </table:table-cell>
          <table:table-cell table:formula="of:=[.B101]*[.C101]" office:value-type="float" office:value="0.209850270245" calcext:value-type="float">
            <text:p>0,2098502702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14912" calcext:value-type="float">
            <text:p>3,14912</text:p>
          </table:table-cell>
          <table:table-cell office:value-type="float" office:value="0.0668524" calcext:value-type="float">
            <text:p>0,0668524</text:p>
          </table:table-cell>
          <table:table-cell table:formula="of:=[.B102]*[.C102]" office:value-type="float" office:value="0.210526229888" calcext:value-type="float">
            <text:p>0,2105262299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3.15604" calcext:value-type="float">
            <text:p>3,15604</text:p>
          </table:table-cell>
          <table:table-cell office:value-type="float" office:value="0.0633705" calcext:value-type="float">
            <text:p>0,0633705</text:p>
          </table:table-cell>
          <table:table-cell table:formula="of:=[.B103]*[.C103]" office:value-type="float" office:value="0.19999983282" calcext:value-type="float">
            <text:p>0,1999998328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64467" calcext:value-type="float">
            <text:p>3,64467</text:p>
          </table:table-cell>
          <table:table-cell office:value-type="float" office:value="0.0466574" calcext:value-type="float">
            <text:p>0,0466574</text:p>
          </table:table-cell>
          <table:table-cell table:formula="of:=[.B104]*[.C104]" office:value-type="float" office:value="0.170050826058" calcext:value-type="float">
            <text:p>0,1700508261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3.65394" calcext:value-type="float">
            <text:p>3,65394</text:p>
          </table:table-cell>
          <table:table-cell office:value-type="float" office:value="0.0577994" calcext:value-type="float">
            <text:p>0,0577994</text:p>
          </table:table-cell>
          <table:table-cell table:formula="of:=[.B105]*[.C105]" office:value-type="float" office:value="0.211195539636" calcext:value-type="float">
            <text:p>0,2111955396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3.93425" calcext:value-type="float">
            <text:p>3,93425</text:p>
          </table:table-cell>
          <table:table-cell office:value-type="float" office:value="0.160167" calcext:value-type="float">
            <text:p>0,160167</text:p>
          </table:table-cell>
          <table:table-cell table:formula="of:=[.B106]*[.C106]" office:value-type="float" office:value="0.63013701975" calcext:value-type="float">
            <text:p>0,6301370198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3.97784" calcext:value-type="float">
            <text:p>3,97784</text:p>
          </table:table-cell>
          <table:table-cell office:value-type="float" office:value="0.16156" calcext:value-type="float">
            <text:p>0,16156</text:p>
          </table:table-cell>
          <table:table-cell table:formula="of:=[.B107]*[.C107]" office:value-type="float" office:value="0.6426598304" calcext:value-type="float">
            <text:p>0,6426598304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4.22353" calcext:value-type="float">
            <text:p>4,22353</text:p>
          </table:table-cell>
          <table:table-cell office:value-type="float" office:value="0.143454" calcext:value-type="float">
            <text:p>0,143454</text:p>
          </table:table-cell>
          <table:table-cell table:formula="of:=[.B108]*[.C108]" office:value-type="float" office:value="0.60588227262" calcext:value-type="float">
            <text:p>0,6058822726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22353" calcext:value-type="float">
            <text:p>4,22353</text:p>
          </table:table-cell>
          <table:table-cell office:value-type="float" office:value="0.143454" calcext:value-type="float">
            <text:p>0,143454</text:p>
          </table:table-cell>
          <table:table-cell table:formula="of:=[.B109]*[.C109]" office:value-type="float" office:value="0.60588227262" calcext:value-type="float">
            <text:p>0,6058822726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4.41846" calcext:value-type="float">
            <text:p>4,41846</text:p>
          </table:table-cell>
          <table:table-cell office:value-type="float" office:value="0.144847" calcext:value-type="float">
            <text:p>0,144847</text:p>
          </table:table-cell>
          <table:table-cell table:formula="of:=[.B110]*[.C110]" office:value-type="float" office:value="0.64000067562" calcext:value-type="float">
            <text:p>0,6400006756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4.73927" calcext:value-type="float">
            <text:p>4,73927</text:p>
          </table:table-cell>
          <table:table-cell office:value-type="float" office:value="0.0779944" calcext:value-type="float">
            <text:p>0,0779944</text:p>
          </table:table-cell>
          <table:table-cell table:formula="of:=[.B111]*[.C111]" office:value-type="float" office:value="0.369636520088" calcext:value-type="float">
            <text:p>0,3696365201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73927" calcext:value-type="float">
            <text:p>4,73927</text:p>
          </table:table-cell>
          <table:table-cell office:value-type="float" office:value="0.0779944" calcext:value-type="float">
            <text:p>0,0779944</text:p>
          </table:table-cell>
          <table:table-cell table:formula="of:=[.B112]*[.C112]" office:value-type="float" office:value="0.369636520088" calcext:value-type="float">
            <text:p>0,3696365201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4.88435" calcext:value-type="float">
            <text:p>4,88435</text:p>
          </table:table-cell>
          <table:table-cell office:value-type="float" office:value="0.0933148" calcext:value-type="float">
            <text:p>0,0933148</text:p>
          </table:table-cell>
          <table:table-cell table:formula="of:=[.B113]*[.C113]" office:value-type="float" office:value="0.45578214338" calcext:value-type="float">
            <text:p>0,4557821434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4.96886" calcext:value-type="float">
            <text:p>4,96886</text:p>
          </table:table-cell>
          <table:table-cell office:value-type="float" office:value="0.097493" calcext:value-type="float">
            <text:p>0,097493</text:p>
          </table:table-cell>
          <table:table-cell table:formula="of:=[.B114]*[.C114]" office:value-type="float" office:value="0.48442906798" calcext:value-type="float">
            <text:p>0,484429068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5.11032" calcext:value-type="float">
            <text:p>5,11032</text:p>
          </table:table-cell>
          <table:table-cell office:value-type="float" office:value="0.0967967" calcext:value-type="float">
            <text:p>0,0967967</text:p>
          </table:table-cell>
          <table:table-cell table:formula="of:=[.B115]*[.C115]" office:value-type="float" office:value="0.494662111944" calcext:value-type="float">
            <text:p>0,4946621119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5.18412" calcext:value-type="float">
            <text:p>5,18412</text:p>
          </table:table-cell>
          <table:table-cell office:value-type="float" office:value="0.0947075" calcext:value-type="float">
            <text:p>0,0947075</text:p>
          </table:table-cell>
          <table:table-cell table:formula="of:=[.B116]*[.C116]" office:value-type="float" office:value="0.4909750449" calcext:value-type="float">
            <text:p>0,4909750449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.56589" calcext:value-type="float">
            <text:p>5,56589</text:p>
          </table:table-cell>
          <table:table-cell office:value-type="float" office:value="0.0278552" calcext:value-type="float">
            <text:p>0,0278552</text:p>
          </table:table-cell>
          <table:table-cell table:formula="of:=[.B117]*[.C117]" office:value-type="float" office:value="0.155038979128" calcext:value-type="float">
            <text:p>0,1550389791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5.58755" calcext:value-type="float">
            <text:p>5,58755</text:p>
          </table:table-cell>
          <table:table-cell office:value-type="float" office:value="0.0278552" calcext:value-type="float">
            <text:p>0,0278552</text:p>
          </table:table-cell>
          <table:table-cell table:formula="of:=[.B118]*[.C118]" office:value-type="float" office:value="0.15564232276" calcext:value-type="float">
            <text:p>0,1556423228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.58755" calcext:value-type="float">
            <text:p>5,58755</text:p>
          </table:table-cell>
          <table:table-cell office:value-type="float" office:value="0.0278552" calcext:value-type="float">
            <text:p>0,0278552</text:p>
          </table:table-cell>
          <table:table-cell table:formula="of:=[.B119]*[.C119]" office:value-type="float" office:value="0.15564232276" calcext:value-type="float">
            <text:p>0,1556423228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20]*[.C120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21]*[.C121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22]*[.C122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23]*[.C123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Rah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6]*[.C126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7]*[.C127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8]*[.C128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29]*[.C129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0]*[.C130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1]*[.C131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2]*[.C132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33]*[.C133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52442" calcext:value-type="float">
            <text:p>1,52442</text:p>
          </table:table-cell>
          <table:table-cell office:value-type="float" office:value="0.191504" calcext:value-type="float">
            <text:p>0,191504</text:p>
          </table:table-cell>
          <table:table-cell table:formula="of:=[.B134]*[.C134]" office:value-type="float" office:value="0.29193252768" calcext:value-type="float">
            <text:p>0,2919325277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54741" calcext:value-type="float">
            <text:p>1,54741</text:p>
          </table:table-cell>
          <table:table-cell office:value-type="float" office:value="0.181755" calcext:value-type="float">
            <text:p>0,181755</text:p>
          </table:table-cell>
          <table:table-cell table:formula="of:=[.B135]*[.C135]" office:value-type="float" office:value="0.28124950455" calcext:value-type="float">
            <text:p>0,2812495046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59378" calcext:value-type="float">
            <text:p>1,59378</text:p>
          </table:table-cell>
          <table:table-cell office:value-type="float" office:value="0.153203" calcext:value-type="float">
            <text:p>0,153203</text:p>
          </table:table-cell>
          <table:table-cell table:formula="of:=[.B136]*[.C136]" office:value-type="float" office:value="0.24417187734" calcext:value-type="float">
            <text:p>0,2441718773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70749" calcext:value-type="float">
            <text:p>1,70749</text:p>
          </table:table-cell>
          <table:table-cell office:value-type="float" office:value="0.0793872" calcext:value-type="float">
            <text:p>0,0793872</text:p>
          </table:table-cell>
          <table:table-cell table:formula="of:=[.B137]*[.C137]" office:value-type="float" office:value="0.135552850128" calcext:value-type="float">
            <text:p>0,1355528501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2.1594" calcext:value-type="float">
            <text:p>2,1594</text:p>
          </table:table-cell>
          <table:table-cell office:value-type="float" office:value="0.0759053" calcext:value-type="float">
            <text:p>0,0759053</text:p>
          </table:table-cell>
          <table:table-cell table:formula="of:=[.B138]*[.C138]" office:value-type="float" office:value="0.16390990482" calcext:value-type="float">
            <text:p>0,1639099048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2.18569" calcext:value-type="float">
            <text:p>2,18569</text:p>
          </table:table-cell>
          <table:table-cell office:value-type="float" office:value="0.0738162" calcext:value-type="float">
            <text:p>0,0738162</text:p>
          </table:table-cell>
          <table:table-cell table:formula="of:=[.B139]*[.C139]" office:value-type="float" office:value="0.161339330178" calcext:value-type="float">
            <text:p>0,1613393302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2.25078" calcext:value-type="float">
            <text:p>2,25078</text:p>
          </table:table-cell>
          <table:table-cell office:value-type="float" office:value="0.066156" calcext:value-type="float">
            <text:p>0,066156</text:p>
          </table:table-cell>
          <table:table-cell table:formula="of:=[.B140]*[.C140]" office:value-type="float" office:value="0.14890260168" calcext:value-type="float">
            <text:p>0,1489026017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49739" calcext:value-type="float">
            <text:p>2,49739</text:p>
          </table:table-cell>
          <table:table-cell office:value-type="float" office:value="0.359331" calcext:value-type="float">
            <text:p>0,359331</text:p>
          </table:table-cell>
          <table:table-cell table:formula="of:=[.B141]*[.C141]" office:value-type="float" office:value="0.89738964609" calcext:value-type="float">
            <text:p>0,8973896461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2.65434" calcext:value-type="float">
            <text:p>2,65434</text:p>
          </table:table-cell>
          <table:table-cell office:value-type="float" office:value="0.383008" calcext:value-type="float">
            <text:p>0,383008</text:p>
          </table:table-cell>
          <table:table-cell table:formula="of:=[.B142]*[.C142]" office:value-type="float" office:value="1.01663345472" calcext:value-type="float">
            <text:p>1,0166334547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3.17699" calcext:value-type="float">
            <text:p>3,17699</text:p>
          </table:table-cell>
          <table:table-cell office:value-type="float" office:value="0.0807799" calcext:value-type="float">
            <text:p>0,0807799</text:p>
          </table:table-cell>
          <table:table-cell table:formula="of:=[.B143]*[.C143]" office:value-type="float" office:value="0.256636934501" calcext:value-type="float">
            <text:p>0,2566369345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21973" calcext:value-type="float">
            <text:p>3,21973</text:p>
          </table:table-cell>
          <table:table-cell office:value-type="float" office:value="0.0724234" calcext:value-type="float">
            <text:p>0,0724234</text:p>
          </table:table-cell>
          <table:table-cell table:formula="of:=[.B144]*[.C144]" office:value-type="float" office:value="0.233183793682" calcext:value-type="float">
            <text:p>0,2331837937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3.23423" calcext:value-type="float">
            <text:p>3,23423</text:p>
          </table:table-cell>
          <table:table-cell office:value-type="float" office:value="0.0884401" calcext:value-type="float">
            <text:p>0,0884401</text:p>
          </table:table-cell>
          <table:table-cell table:formula="of:=[.B145]*[.C145]" office:value-type="float" office:value="0.286035624623" calcext:value-type="float">
            <text:p>0,2860356246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2883" calcext:value-type="float">
            <text:p>0,12883</text:p>
          </table:table-cell>
          <table:table-cell table:formula="of:=[.B146]*[.C146]" office:value-type="float" office:value="0.446859738" calcext:value-type="float">
            <text:p>0,446859738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477" calcext:value-type="float">
            <text:p>3,477</text:p>
          </table:table-cell>
          <table:table-cell office:value-type="float" office:value="0.0369081" calcext:value-type="float">
            <text:p>0,0369081</text:p>
          </table:table-cell>
          <table:table-cell table:formula="of:=[.B147]*[.C147]" office:value-type="float" office:value="0.1283294637" calcext:value-type="float">
            <text:p>0,1283294637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.61713" calcext:value-type="float">
            <text:p>3,61713</text:p>
          </table:table-cell>
          <table:table-cell office:value-type="float" office:value="0.0647632" calcext:value-type="float">
            <text:p>0,0647632</text:p>
          </table:table-cell>
          <table:table-cell table:formula="of:=[.B148]*[.C148]" office:value-type="float" office:value="0.234256913616" calcext:value-type="float">
            <text:p>0,2342569136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4.27381" calcext:value-type="float">
            <text:p>4,27381</text:p>
          </table:table-cell>
          <table:table-cell office:value-type="float" office:value="0.0926184" calcext:value-type="float">
            <text:p>0,0926184</text:p>
          </table:table-cell>
          <table:table-cell table:formula="of:=[.B149]*[.C149]" office:value-type="float" office:value="0.395833444104" calcext:value-type="float">
            <text:p>0,3958334441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4.41846" calcext:value-type="float">
            <text:p>4,41846</text:p>
          </table:table-cell>
          <table:table-cell office:value-type="float" office:value="0.208217" calcext:value-type="float">
            <text:p>0,208217</text:p>
          </table:table-cell>
          <table:table-cell table:formula="of:=[.B150]*[.C150]" office:value-type="float" office:value="0.91999848582" calcext:value-type="float">
            <text:p>0,9199984858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50157" calcext:value-type="float">
            <text:p>4,50157</text:p>
          </table:table-cell>
          <table:table-cell office:value-type="float" office:value="0.0341226" calcext:value-type="float">
            <text:p>0,0341226</text:p>
          </table:table-cell>
          <table:table-cell table:formula="of:=[.B151]*[.C151]" office:value-type="float" office:value="0.153605272482" calcext:value-type="float">
            <text:p>0,1536052725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4.50157" calcext:value-type="float">
            <text:p>4,50157</text:p>
          </table:table-cell>
          <table:table-cell office:value-type="float" office:value="0.0341226" calcext:value-type="float">
            <text:p>0,0341226</text:p>
          </table:table-cell>
          <table:table-cell table:formula="of:=[.B152]*[.C152]" office:value-type="float" office:value="0.153605272482" calcext:value-type="float">
            <text:p>0,1536052725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4.63226" calcext:value-type="float">
            <text:p>4,63226</text:p>
          </table:table-cell>
          <table:table-cell office:value-type="float" office:value="0.0640669" calcext:value-type="float">
            <text:p>0,0640669</text:p>
          </table:table-cell>
          <table:table-cell table:formula="of:=[.B153]*[.C153]" office:value-type="float" office:value="0.296774538194" calcext:value-type="float">
            <text:p>0,2967745382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4.67752" calcext:value-type="float">
            <text:p>4,67752</text:p>
          </table:table-cell>
          <table:table-cell office:value-type="float" office:value="0.0341226" calcext:value-type="float">
            <text:p>0,0341226</text:p>
          </table:table-cell>
          <table:table-cell table:formula="of:=[.B154]*[.C154]" office:value-type="float" office:value="0.159609143952" calcext:value-type="float">
            <text:p>0,159609144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4.77076" calcext:value-type="float">
            <text:p>4,77076</text:p>
          </table:table-cell>
          <table:table-cell office:value-type="float" office:value="0.158078" calcext:value-type="float">
            <text:p>0,158078</text:p>
          </table:table-cell>
          <table:table-cell table:formula="of:=[.B155]*[.C155]" office:value-type="float" office:value="0.75415219928" calcext:value-type="float">
            <text:p>0,7541521993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4.93471" calcext:value-type="float">
            <text:p>4,93471</text:p>
          </table:table-cell>
          <table:table-cell office:value-type="float" office:value="0.0981894" calcext:value-type="float">
            <text:p>0,0981894</text:p>
          </table:table-cell>
          <table:table-cell table:formula="of:=[.B156]*[.C156]" office:value-type="float" office:value="0.484536214074" calcext:value-type="float">
            <text:p>0,4845362141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.2029" calcext:value-type="float">
            <text:p>5,2029</text:p>
          </table:table-cell>
          <table:table-cell office:value-type="float" office:value="0.0947075" calcext:value-type="float">
            <text:p>0,0947075</text:p>
          </table:table-cell>
          <table:table-cell table:formula="of:=[.B157]*[.C157]" office:value-type="float" office:value="0.49275365175" calcext:value-type="float">
            <text:p>0,4927536518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6.03361" calcext:value-type="float">
            <text:p>6,03361</text:p>
          </table:table-cell>
          <table:table-cell office:value-type="float" office:value="0.175487" calcext:value-type="float">
            <text:p>0,175487</text:p>
          </table:table-cell>
          <table:table-cell table:formula="of:=[.B158]*[.C158]" office:value-type="float" office:value="1.05882011807" calcext:value-type="float">
            <text:p>1,0588201181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6.03361" calcext:value-type="float">
            <text:p>6,03361</text:p>
          </table:table-cell>
          <table:table-cell office:value-type="float" office:value="0.175487" calcext:value-type="float">
            <text:p>0,175487</text:p>
          </table:table-cell>
          <table:table-cell table:formula="of:=[.B159]*[.C159]" office:value-type="float" office:value="1.05882011807" calcext:value-type="float">
            <text:p>1,0588201181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6.52727" calcext:value-type="float">
            <text:p>6,52727</text:p>
          </table:table-cell>
          <table:table-cell office:value-type="float" office:value="0.091922" calcext:value-type="float">
            <text:p>0,091922</text:p>
          </table:table-cell>
          <table:table-cell table:formula="of:=[.B160]*[.C160]" office:value-type="float" office:value="0.59999971294" calcext:value-type="float">
            <text:p>0,5999997129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6.97087" calcext:value-type="float">
            <text:p>6,97087</text:p>
          </table:table-cell>
          <table:table-cell office:value-type="float" office:value="0.0926184" calcext:value-type="float">
            <text:p>0,0926184</text:p>
          </table:table-cell>
          <table:table-cell table:formula="of:=[.B161]*[.C161]" office:value-type="float" office:value="0.645630826008" calcext:value-type="float">
            <text:p>0,645630826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7.6383" calcext:value-type="float">
            <text:p>7,6383</text:p>
          </table:table-cell>
          <table:table-cell office:value-type="float" office:value="0.141365" calcext:value-type="float">
            <text:p>0,141365</text:p>
          </table:table-cell>
          <table:table-cell table:formula="of:=[.B162]*[.C162]" office:value-type="float" office:value="1.0797882795" calcext:value-type="float">
            <text:p>1,0797882795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63]*[.C163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.02235" calcext:value-type="float">
            <text:p>8,02235</text:p>
          </table:table-cell>
          <table:table-cell office:value-type="float" office:value="0.135794" calcext:value-type="float">
            <text:p>0,135794</text:p>
          </table:table-cell>
          <table:table-cell table:formula="of:=[.B164]*[.C164]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eitelbau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formula="of:=[.B167]*[.C167]" office:value-type="float" office:value="0.39960326336" calcext:value-type="float">
            <text:p>0,3996032634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formula="of:=[.B168]*[.C168]" office:value-type="float" office:value="0.39960326336" calcext:value-type="float">
            <text:p>0,399603263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69]*[.C169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70]*[.C170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49583" calcext:value-type="float">
            <text:p>1,49583</text:p>
          </table:table-cell>
          <table:table-cell office:value-type="float" office:value="0.262535" calcext:value-type="float">
            <text:p>0,262535</text:p>
          </table:table-cell>
          <table:table-cell table:formula="of:=[.B171]*[.C171]" office:value-type="float" office:value="0.39270772905" calcext:value-type="float">
            <text:p>0,39270772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177" calcext:value-type="float">
            <text:p>1,7177</text:p>
          </table:table-cell>
          <table:table-cell office:value-type="float" office:value="0.246518" calcext:value-type="float">
            <text:p>0,246518</text:p>
          </table:table-cell>
          <table:table-cell table:formula="of:=[.B172]*[.C172]" office:value-type="float" office:value="0.4234439686" calcext:value-type="float">
            <text:p>0,4234439686</text:p>
          </table:table-cell>
          <table:table-cell table:number-columns-repeated="1020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36573" calcext:value-type="float">
            <text:p>2,36573</text:p>
          </table:table-cell>
          <table:table-cell office:value-type="float" office:value="0.110724" calcext:value-type="float">
            <text:p>0,110724</text:p>
          </table:table-cell>
          <table:table-cell table:formula="of:=[.B173]*[.C173]" office:value-type="float" office:value="0.26194308852" calcext:value-type="float">
            <text:p>0,261943088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2044" calcext:value-type="float">
            <text:p>2,62044</text:p>
          </table:table-cell>
          <table:table-cell office:value-type="float" office:value="0.350975" calcext:value-type="float">
            <text:p>0,350975</text:p>
          </table:table-cell>
          <table:table-cell table:formula="of:=[.B174]*[.C174]" office:value-type="float" office:value="0.919708929" calcext:value-type="float">
            <text:p>0,919708929</text:p>
          </table:table-cell>
          <table:table-cell table:number-columns-repeated="1020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.62523" calcext:value-type="float">
            <text:p>2,62523</text:p>
          </table:table-cell>
          <table:table-cell office:value-type="float" office:value="0.351671" calcext:value-type="float">
            <text:p>0,351671</text:p>
          </table:table-cell>
          <table:table-cell table:formula="of:=[.B175]*[.C175]" office:value-type="float" office:value="0.92321725933" calcext:value-type="float">
            <text:p>0,923217259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3004" calcext:value-type="float">
            <text:p>2,63004</text:p>
          </table:table-cell>
          <table:table-cell office:value-type="float" office:value="0.086351" calcext:value-type="float">
            <text:p>0,086351</text:p>
          </table:table-cell>
          <table:table-cell table:formula="of:=[.B176]*[.C176]" office:value-type="float" office:value="0.22710658404" calcext:value-type="float">
            <text:p>0,227106584</text:p>
          </table:table-cell>
          <table:table-cell table:number-columns-repeated="1020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68411" calcext:value-type="float">
            <text:p>2,68411</text:p>
          </table:table-cell>
          <table:table-cell office:value-type="float" office:value="0.185237" calcext:value-type="float">
            <text:p>0,185237</text:p>
          </table:table-cell>
          <table:table-cell table:formula="of:=[.B177]*[.C177]" office:value-type="float" office:value="0.49719648407" calcext:value-type="float">
            <text:p>0,49719648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5473" calcext:value-type="float">
            <text:p>2,95473</text:p>
          </table:table-cell>
          <table:table-cell office:value-type="float" office:value="0.0856546" calcext:value-type="float">
            <text:p>0,0856546</text:p>
          </table:table-cell>
          <table:table-cell table:formula="of:=[.B178]*[.C178]" office:value-type="float" office:value="0.253086216258" calcext:value-type="float">
            <text:p>0,25308621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6024" calcext:value-type="float">
            <text:p>3,46024</text:p>
          </table:table-cell>
          <table:table-cell office:value-type="float" office:value="0.166435" calcext:value-type="float">
            <text:p>0,166435</text:p>
          </table:table-cell>
          <table:table-cell table:formula="of:=[.B179]*[.C179]" office:value-type="float" office:value="0.5759050444" calcext:value-type="float">
            <text:p>0,5759050444</text:p>
          </table:table-cell>
          <table:table-cell table:number-columns-repeated="1020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.55446" calcext:value-type="float">
            <text:p>3,55446</text:p>
          </table:table-cell>
          <table:table-cell office:value-type="float" office:value="0.163649" calcext:value-type="float">
            <text:p>0,163649</text:p>
          </table:table-cell>
          <table:table-cell table:formula="of:=[.B180]*[.C180]" office:value-type="float" office:value="0.58168382454" calcext:value-type="float">
            <text:p>0,581683824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formula="of:=[.B181]*[.C181]" office:value-type="float" office:value="0.344388042297" calcext:value-type="float">
            <text:p>0,3443880423</text:p>
          </table:table-cell>
          <table:table-cell table:number-columns-repeated="1020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95592" calcext:value-type="float">
            <text:p>3,95592</text:p>
          </table:table-cell>
          <table:table-cell office:value-type="float" office:value="0.0926184" calcext:value-type="float">
            <text:p>0,0926184</text:p>
          </table:table-cell>
          <table:table-cell table:formula="of:=[.B182]*[.C182]" office:value-type="float" office:value="0.366390980928" calcext:value-type="float">
            <text:p>0,3663909809</text:p>
          </table:table-cell>
          <table:table-cell table:number-columns-repeated="1020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4.78667" calcext:value-type="float">
            <text:p>4,78667</text:p>
          </table:table-cell>
          <table:table-cell office:value-type="float" office:value="0.0417827" calcext:value-type="float">
            <text:p>0,0417827</text:p>
          </table:table-cell>
          <table:table-cell table:formula="of:=[.B183]*[.C183]" office:value-type="float" office:value="0.199999996609" calcext:value-type="float">
            <text:p>0,199999996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54596" calcext:value-type="float">
            <text:p>0,154596</text:p>
          </table:table-cell>
          <table:table-cell table:formula="of:=[.B184]*[.C184]" office:value-type="float" office:value="1.0571429076" calcext:value-type="float">
            <text:p>1,057142907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57382" calcext:value-type="float">
            <text:p>0,157382</text:p>
          </table:table-cell>
          <table:table-cell table:formula="of:=[.B185]*[.C185]" office:value-type="float" office:value="1.0761938542" calcext:value-type="float">
            <text:p>1,0761938542</text:p>
          </table:table-cell>
          <table:table-cell table:number-columns-repeated="1020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148329" calcext:value-type="float">
            <text:p>0,148329</text:p>
          </table:table-cell>
          <table:table-cell table:formula="of:=[.B186]*[.C186]" office:value-type="float" office:value="1.0142885349" calcext:value-type="float">
            <text:p>1,014288534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Morri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formula="of:=[.B189]*[.C189]" office:value-type="float" office:value="0.39960326336" calcext:value-type="float">
            <text:p>0,399603263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744" calcext:value-type="float">
            <text:p>1,42744</text:p>
          </table:table-cell>
          <table:table-cell office:value-type="float" office:value="0.279944" calcext:value-type="float">
            <text:p>0,279944</text:p>
          </table:table-cell>
          <table:table-cell table:formula="of:=[.B190]*[.C190]" office:value-type="float" office:value="0.39960326336" calcext:value-type="float">
            <text:p>0,399603263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91]*[.C191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8808" calcext:value-type="float">
            <text:p>1,48808</text:p>
          </table:table-cell>
          <table:table-cell office:value-type="float" office:value="0.676184" calcext:value-type="float">
            <text:p>0,676184</text:p>
          </table:table-cell>
          <table:table-cell table:formula="of:=[.B192]*[.C192]" office:value-type="float" office:value="1.00621588672" calcext:value-type="float">
            <text:p>1,006215886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9583" calcext:value-type="float">
            <text:p>1,49583</text:p>
          </table:table-cell>
          <table:table-cell office:value-type="float" office:value="0.262535" calcext:value-type="float">
            <text:p>0,262535</text:p>
          </table:table-cell>
          <table:table-cell table:formula="of:=[.B193]*[.C193]" office:value-type="float" office:value="0.39270772905" calcext:value-type="float">
            <text:p>0,392707729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1542" calcext:value-type="float">
            <text:p>1,81542</text:p>
          </table:table-cell>
          <table:table-cell office:value-type="float" office:value="0.217967" calcext:value-type="float">
            <text:p>0,217967</text:p>
          </table:table-cell>
          <table:table-cell table:formula="of:=[.B194]*[.C194]" office:value-type="float" office:value="0.39570165114" calcext:value-type="float">
            <text:p>0,39570165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140669" calcext:value-type="float">
            <text:p>0,140669</text:p>
          </table:table-cell>
          <table:table-cell table:formula="of:=[.B195]*[.C195]" office:value-type="float" office:value="0.27595741075" calcext:value-type="float">
            <text:p>0,275957410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1263" calcext:value-type="float">
            <text:p>2,21263</text:p>
          </table:table-cell>
          <table:table-cell office:value-type="float" office:value="0.133705" calcext:value-type="float">
            <text:p>0,133705</text:p>
          </table:table-cell>
          <table:table-cell table:formula="of:=[.B196]*[.C196]" office:value-type="float" office:value="0.29583969415" calcext:value-type="float">
            <text:p>0,295839694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2362" calcext:value-type="float">
            <text:p>2,32362</text:p>
          </table:table-cell>
          <table:table-cell office:value-type="float" office:value="0.0724234" calcext:value-type="float">
            <text:p>0,0724234</text:p>
          </table:table-cell>
          <table:table-cell table:formula="of:=[.B197]*[.C197]" office:value-type="float" office:value="0.168284460708" calcext:value-type="float">
            <text:p>0,168284460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9733" calcext:value-type="float">
            <text:p>2,39733</text:p>
          </table:table-cell>
          <table:table-cell office:value-type="float" office:value="0.0369081" calcext:value-type="float">
            <text:p>0,0369081</text:p>
          </table:table-cell>
          <table:table-cell table:formula="of:=[.B198]*[.C198]" office:value-type="float" office:value="0.088480895373" calcext:value-type="float">
            <text:p>0,088480895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6154" calcext:value-type="float">
            <text:p>2,76154</text:p>
          </table:table-cell>
          <table:table-cell office:value-type="float" office:value="0.349582" calcext:value-type="float">
            <text:p>0,349582</text:p>
          </table:table-cell>
          <table:table-cell table:formula="of:=[.B199]*[.C199]" office:value-type="float" office:value="0.96538467628" calcext:value-type="float">
            <text:p>0,965384676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formula="of:=[.B200]*[.C200]" office:value-type="float" office:value="0.344388042297" calcext:value-type="float">
            <text:p>0,3443880423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formula="of:=[.B201]*[.C201]" office:value-type="float" office:value="0.344388042297" calcext:value-type="float">
            <text:p>0,344388042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6327" calcext:value-type="float">
            <text:p>3,66327</text:p>
          </table:table-cell>
          <table:table-cell office:value-type="float" office:value="0.0940111" calcext:value-type="float">
            <text:p>0,0940111</text:p>
          </table:table-cell>
          <table:table-cell table:formula="of:=[.B202]*[.C202]" office:value-type="float" office:value="0.344388042297" calcext:value-type="float">
            <text:p>0,344388042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5916" calcext:value-type="float">
            <text:p>3,75916</text:p>
          </table:table-cell>
          <table:table-cell office:value-type="float" office:value="0.0877437" calcext:value-type="float">
            <text:p>0,0877437</text:p>
          </table:table-cell>
          <table:table-cell table:formula="of:=[.B203]*[.C203]" office:value-type="float" office:value="0.329842607292" calcext:value-type="float">
            <text:p>0,329842607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19081" calcext:value-type="float">
            <text:p>0,119081</text:p>
          </table:table-cell>
          <table:table-cell table:formula="of:=[.B204]*[.C204]" office:value-type="float" office:value="0.476324" calcext:value-type="float">
            <text:p>0,4763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1117" calcext:value-type="float">
            <text:p>4,01117</text:p>
          </table:table-cell>
          <table:table-cell office:value-type="float" office:value="0.144847" calcext:value-type="float">
            <text:p>0,144847</text:p>
          </table:table-cell>
          <table:table-cell table:formula="of:=[.B205]*[.C205]" office:value-type="float" office:value="0.58100594099" calcext:value-type="float">
            <text:p>0,581005941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67907" calcext:value-type="float">
            <text:p>6,67907</text:p>
          </table:table-cell>
          <table:table-cell office:value-type="float" office:value="0.158774" calcext:value-type="float">
            <text:p>0,158774</text:p>
          </table:table-cell>
          <table:table-cell table:formula="of:=[.B206]*[.C206]" office:value-type="float" office:value="1.06046266018" calcext:value-type="float">
            <text:p>1,0604626602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72043" calcext:value-type="float">
            <text:p>7,72043</text:p>
          </table:table-cell>
          <table:table-cell office:value-type="float" office:value="0.135794" calcext:value-type="float">
            <text:p>0,135794</text:p>
          </table:table-cell>
          <table:table-cell table:formula="of:=[.B207]*[.C207]" office:value-type="float" office:value="1.04838807142" calcext:value-type="float">
            <text:p>1,04838807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76216" calcext:value-type="float">
            <text:p>7,76216</text:p>
          </table:table-cell>
          <table:table-cell office:value-type="float" office:value="0.132312" calcext:value-type="float">
            <text:p>0,132312</text:p>
          </table:table-cell>
          <table:table-cell table:formula="of:=[.B208]*[.C208]" office:value-type="float" office:value="1.02702691392" calcext:value-type="float">
            <text:p>1,0270269139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76216" calcext:value-type="float">
            <text:p>7,76216</text:p>
          </table:table-cell>
          <table:table-cell office:value-type="float" office:value="0.132312" calcext:value-type="float">
            <text:p>0,132312</text:p>
          </table:table-cell>
          <table:table-cell table:formula="of:=[.B209]*[.C209]" office:value-type="float" office:value="1.02702691392" calcext:value-type="float">
            <text:p>1,02702691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style-name="Default" table:formula="of:=MAX([.D1:.D209])" office:value-type="float" office:value="1.0893869959" calcext:value-type="float">
            <text:p>1,089386995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Default" table:formula="of:=MIN([.D1:.D209])" office:value-type="float" office:value="0.088480895373" calcext:value-type="float">
            <text:p>0,088480895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Y</text:p>
          </table:table-cell>
          <table:table-cell table:style-name="Default" table:formula="of:=AVERAGE([.D1:.D209])" office:value-type="float" office:value="0.524463173734091" calcext:value-type="float">
            <text:p>0,524463173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Default" table:formula="of:=MEDIAN([.D1:.D209])" office:value-type="float" office:value="0.40402077968" calcext:value-type="float">
            <text:p>0,4040207797</text:p>
          </table:table-cell>
          <table:table-cell table:number-columns-repeated="1020"/>
        </table:table-row>
        <calcext:conditional-formats>
          <calcext:conditional-format calcext:target-range-address="Diagonal.D2:Diagonal.D209">
            <calcext:color-scale>
              <calcext:color-scale-entry calcext:value="0" calcext:type="minimum" calcext:color="#ff9966"/>
              <calcext:color-scale-entry calcext:value="50" calcext:type="percentile" calcext:color="#ffff00"/>
              <calcext:color-scale-entry calcext:value="0" calcext:type="maximum" calcext:color="#00ff00"/>
            </calcext:color-scale>
          </calcext:conditional-format>
        </calcext:conditional-formats>
      </table:table>
      <table:table table:name="LZ77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1</text:p>
          </table:table-cell>
          <table:covered-table-cell table:number-columns-repeated="2"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F1</text:p>
          </table:table-cell>
          <table:covered-table-cell/>
          <table:table-cell table:style-name="ce1" office:value-type="string" calcext:value-type="string" table:number-columns-spanned="2" table:number-rows-spanned="1">
            <text:p>Isaacson</text:p>
          </table:table-cell>
          <table:covered-table-cell/>
          <table:table-cell table:style-name="ce1" office:value-type="string" calcext:value-type="string" table:number-columns-spanned="2" table:number-rows-spanned="1">
            <text:p>Rahn</text:p>
          </table:table-cell>
          <table:covered-table-cell/>
          <table:table-cell table:style-name="ce1" office:value-type="string" calcext:value-type="string" table:number-columns-spanned="2" table:number-rows-spanned="1">
            <text:p>Lewin</text:p>
          </table:table-cell>
          <table:covered-table-cell/>
          <table:table-cell table:style-name="ce1" office:value-type="string" calcext:value-type="string" table:number-columns-spanned="2" table:number-rows-spanned="1">
            <text:p>Teitelbaum</text:p>
          </table:table-cell>
          <table:covered-table-cell/>
          <table:table-cell table:style-name="ce1" office:value-type="string" calcext:value-type="string" table:number-columns-spanned="2" table:number-rows-spanned="1">
            <text:p>Morris</text:p>
          </table:table-cell>
          <table:covered-table-cell/>
          <table:table-cell table:number-columns-repeated="100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27644" calcext:value-type="float">
            <text:p>1,27644</text:p>
          </table:table-cell>
          <table:table-cell office:value-type="float" office:value="0.524373" calcext:value-type="float">
            <text:p>0,524373</text:p>
          </table:table-cell>
          <table:table-cell table:formula="of:=[.B2]*[.C2]" office:value-type="float" office:value="0.66933067212" calcext:value-type="float">
            <text:p>0,6693306721</text:p>
          </table:table-cell>
          <table:table-cell/>
          <table:table-cell office:value-type="float" office:value="1.27644" calcext:value-type="float">
            <text:p>1,27644</text:p>
          </table:table-cell>
          <table:table-cell office:value-type="float" office:value="0.524373" calcext:value-type="float">
            <text:p>0,524373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1.32595" calcext:value-type="float">
            <text:p>1,32595</text:p>
          </table:table-cell>
          <table:table-cell office:value-type="float" office:value="0.493733" calcext:value-type="float">
            <text:p>0,493733</text:p>
          </table:table-cell>
          <table:table-cell office:value-type="float" office:value="1.30427" calcext:value-type="float">
            <text:p>1,30427</text:p>
          </table:table-cell>
          <table:table-cell office:value-type="float" office:value="0.497911" calcext:value-type="float">
            <text:p>0,497911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table:number-columns-repeated="1007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27644" calcext:value-type="float">
            <text:p>1,27644</text:p>
          </table:table-cell>
          <table:table-cell office:value-type="float" office:value="0.524373" calcext:value-type="float">
            <text:p>0,524373</text:p>
          </table:table-cell>
          <table:table-cell table:formula="of:=[.B3]*[.C3]" office:value-type="float" office:value="0.66933067212" calcext:value-type="float">
            <text:p>0,6693306721</text:p>
          </table:table-cell>
          <table:table-cell/>
          <table:table-cell office:value-type="float" office:value="1.27644" calcext:value-type="float">
            <text:p>1,27644</text:p>
          </table:table-cell>
          <table:table-cell office:value-type="float" office:value="0.524373" calcext:value-type="float">
            <text:p>0,524373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1.3408" calcext:value-type="float">
            <text:p>1,3408</text:p>
          </table:table-cell>
          <table:table-cell office:value-type="float" office:value="0.486072" calcext:value-type="float">
            <text:p>0,486072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495125" calcext:value-type="float">
            <text:p>0,495125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table:number-columns-repeated="1007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27644" calcext:value-type="float">
            <text:p>1,27644</text:p>
          </table:table-cell>
          <table:table-cell office:value-type="float" office:value="0.524373" calcext:value-type="float">
            <text:p>0,524373</text:p>
          </table:table-cell>
          <table:table-cell table:formula="of:=[.B4]*[.C4]" office:value-type="float" office:value="0.66933067212" calcext:value-type="float">
            <text:p>0,6693306721</text:p>
          </table:table-cell>
          <table:table-cell/>
          <table:table-cell office:value-type="float" office:value="1.27644" calcext:value-type="float">
            <text:p>1,27644</text:p>
          </table:table-cell>
          <table:table-cell office:value-type="float" office:value="0.524373" calcext:value-type="float">
            <text:p>0,524373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1.38343" calcext:value-type="float">
            <text:p>1,38343</text:p>
          </table:table-cell>
          <table:table-cell office:value-type="float" office:value="0.461699" calcext:value-type="float">
            <text:p>0,461699</text:p>
          </table:table-cell>
          <table:table-cell office:value-type="float" office:value="1.38343" calcext:value-type="float">
            <text:p>1,38343</text:p>
          </table:table-cell>
          <table:table-cell office:value-type="float" office:value="0.47493" calcext:value-type="float">
            <text:p>0,47493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office:value-type="float" office:value="1.57976" calcext:value-type="float">
            <text:p>1,57976</text:p>
          </table:table-cell>
          <table:table-cell office:value-type="float" office:value="0.380919" calcext:value-type="float">
            <text:p>0,380919</text:p>
          </table:table-cell>
          <table:table-cell table:number-columns-repeated="1007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27644" calcext:value-type="float">
            <text:p>1,27644</text:p>
          </table:table-cell>
          <table:table-cell office:value-type="float" office:value="0.524373" calcext:value-type="float">
            <text:p>0,524373</text:p>
          </table:table-cell>
          <table:table-cell table:formula="of:=[.B5]*[.C5]" office:value-type="float" office:value="0.66933067212" calcext:value-type="float">
            <text:p>0,6693306721</text:p>
          </table:table-cell>
          <table:table-cell/>
          <table:table-cell office:value-type="float" office:value="1.27644" calcext:value-type="float">
            <text:p>1,27644</text:p>
          </table:table-cell>
          <table:table-cell office:value-type="float" office:value="0.524373" calcext:value-type="float">
            <text:p>0,524373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1.7598" calcext:value-type="float">
            <text:p>1,7598</text:p>
          </table:table-cell>
          <table:table-cell office:value-type="float" office:value="0.35585" calcext:value-type="float">
            <text:p>0,35585</text:p>
          </table:table-cell>
          <table:table-cell office:value-type="float" office:value="1.87712" calcext:value-type="float">
            <text:p>1,87712</text:p>
          </table:table-cell>
          <table:table-cell office:value-type="float" office:value="0.266017" calcext:value-type="float">
            <text:p>0,266017</text:p>
          </table:table-cell>
          <table:table-cell office:value-type="float" office:value="1.57976" calcext:value-type="float">
            <text:p>1,57976</text:p>
          </table:table-cell>
          <table:table-cell office:value-type="float" office:value="0.380919" calcext:value-type="float">
            <text:p>0,380919</text:p>
          </table:table-cell>
          <table:table-cell office:value-type="float" office:value="1.97796" calcext:value-type="float">
            <text:p>1,97796</text:p>
          </table:table-cell>
          <table:table-cell office:value-type="float" office:value="0.266713" calcext:value-type="float">
            <text:p>0,266713</text:p>
          </table:table-cell>
          <table:table-cell table:number-columns-repeated="1007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1.34836" calcext:value-type="float">
            <text:p>1,34836</text:p>
          </table:table-cell>
          <table:table-cell office:value-type="float" office:value="0.524373" calcext:value-type="float">
            <text:p>0,524373</text:p>
          </table:table-cell>
          <table:table-cell table:formula="of:=[.B6]*[.C6]" office:value-type="float" office:value="0.70704357828" calcext:value-type="float">
            <text:p>0,7070435783</text:p>
          </table:table-cell>
          <table:table-cell/>
          <table:table-cell office:value-type="float" office:value="1.34836" calcext:value-type="float">
            <text:p>1,34836</text:p>
          </table:table-cell>
          <table:table-cell office:value-type="float" office:value="0.524373" calcext:value-type="float">
            <text:p>0,524373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1.89196" calcext:value-type="float">
            <text:p>1,89196</text:p>
          </table:table-cell>
          <table:table-cell office:value-type="float" office:value="0.263928" calcext:value-type="float">
            <text:p>0,263928</text:p>
          </table:table-cell>
          <table:table-cell office:value-type="float" office:value="1.88451" calcext:value-type="float">
            <text:p>1,88451</text:p>
          </table:table-cell>
          <table:table-cell office:value-type="float" office:value="0.26532" calcext:value-type="float">
            <text:p>0,26532</text:p>
          </table:table-cell>
          <table:table-cell office:value-type="float" office:value="2.24726" calcext:value-type="float">
            <text:p>2,24726</text:p>
          </table:table-cell>
          <table:table-cell office:value-type="float" office:value="0.215181" calcext:value-type="float">
            <text:p>0,215181</text:p>
          </table:table-cell>
          <table:table-cell office:value-type="float" office:value="2.67412" calcext:value-type="float">
            <text:p>2,67412</text:p>
          </table:table-cell>
          <table:table-cell office:value-type="float" office:value="0.208914" calcext:value-type="float">
            <text:p>0,208914</text:p>
          </table:table-cell>
          <table:table-cell table:number-columns-repeated="1007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36372" calcext:value-type="float">
            <text:p>1,36372</text:p>
          </table:table-cell>
          <table:table-cell office:value-type="float" office:value="0.462396" calcext:value-type="float">
            <text:p>0,462396</text:p>
          </table:table-cell>
          <table:table-cell table:formula="of:=[.B7]*[.C7]" office:value-type="float" office:value="0.63057867312" calcext:value-type="float">
            <text:p>0,6305786731</text:p>
          </table:table-cell>
          <table:table-cell/>
          <table:table-cell office:value-type="float" office:value="1.36372" calcext:value-type="float">
            <text:p>1,36372</text:p>
          </table:table-cell>
          <table:table-cell office:value-type="float" office:value="0.462396" calcext:value-type="float">
            <text:p>0,462396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1.89947" calcext:value-type="float">
            <text:p>1,89947</text:p>
          </table:table-cell>
          <table:table-cell office:value-type="float" office:value="0.275766" calcext:value-type="float">
            <text:p>0,275766</text:p>
          </table:table-cell>
          <table:table-cell office:value-type="float" office:value="1.95374" calcext:value-type="float">
            <text:p>1,95374</text:p>
          </table:table-cell>
          <table:table-cell office:value-type="float" office:value="0.266713" calcext:value-type="float">
            <text:p>0,266713</text:p>
          </table:table-cell>
          <table:table-cell office:value-type="float" office:value="3.25624" calcext:value-type="float">
            <text:p>3,25624</text:p>
          </table:table-cell>
          <table:table-cell office:value-type="float" office:value="0.195682" calcext:value-type="float">
            <text:p>0,195682</text:p>
          </table:table-cell>
          <table:table-cell office:value-type="float" office:value="2.81569" calcext:value-type="float">
            <text:p>2,81569</text:p>
          </table:table-cell>
          <table:table-cell office:value-type="float" office:value="0.208217" calcext:value-type="float">
            <text:p>0,208217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1.36372" calcext:value-type="float">
            <text:p>1,36372</text:p>
          </table:table-cell>
          <table:table-cell office:value-type="float" office:value="0.462396" calcext:value-type="float">
            <text:p>0,462396</text:p>
          </table:table-cell>
          <table:table-cell table:formula="of:=[.B8]*[.C8]" office:value-type="float" office:value="0.63057867312" calcext:value-type="float">
            <text:p>0,6305786731</text:p>
          </table:table-cell>
          <table:table-cell/>
          <table:table-cell office:value-type="float" office:value="1.36372" calcext:value-type="float">
            <text:p>1,36372</text:p>
          </table:table-cell>
          <table:table-cell office:value-type="float" office:value="0.462396" calcext:value-type="float">
            <text:p>0,462396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2.18569" calcext:value-type="float">
            <text:p>2,18569</text:p>
          </table:table-cell>
          <table:table-cell office:value-type="float" office:value="0.229805" calcext:value-type="float">
            <text:p>0,229805</text:p>
          </table:table-cell>
          <table:table-cell office:value-type="float" office:value="2.06322" calcext:value-type="float">
            <text:p>2,06322</text:p>
          </table:table-cell>
          <table:table-cell office:value-type="float" office:value="0.263231" calcext:value-type="float">
            <text:p>0,263231</text:p>
          </table:table-cell>
          <table:table-cell office:value-type="float" office:value="4.64725" calcext:value-type="float">
            <text:p>4,64725</text:p>
          </table:table-cell>
          <table:table-cell office:value-type="float" office:value="0.139972" calcext:value-type="float">
            <text:p>0,139972</text:p>
          </table:table-cell>
          <table:table-cell office:value-type="float" office:value="5.37828" calcext:value-type="float">
            <text:p>5,37828</text:p>
          </table:table-cell>
          <table:table-cell office:value-type="float" office:value="0.110724" calcext:value-type="float">
            <text:p>0,110724</text:p>
          </table:table-cell>
          <table:table-cell table:number-columns-repeated="100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38744" calcext:value-type="float">
            <text:p>1,38744</text:p>
          </table:table-cell>
          <table:table-cell office:value-type="float" office:value="0.445682" calcext:value-type="float">
            <text:p>0,445682</text:p>
          </table:table-cell>
          <table:table-cell table:formula="of:=[.B9]*[.C9]" office:value-type="float" office:value="0.61835703408" calcext:value-type="float">
            <text:p>0,6183570341</text:p>
          </table:table-cell>
          <table:table-cell/>
          <table:table-cell office:value-type="float" office:value="1.38744" calcext:value-type="float">
            <text:p>1,38744</text:p>
          </table:table-cell>
          <table:table-cell office:value-type="float" office:value="0.445682" calcext:value-type="float">
            <text:p>0,445682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2.36964" calcext:value-type="float">
            <text:p>2,36964</text:p>
          </table:table-cell>
          <table:table-cell office:value-type="float" office:value="0.199861" calcext:value-type="float">
            <text:p>0,199861</text:p>
          </table:table-cell>
          <table:table-cell office:value-type="float" office:value="2.60145" calcext:value-type="float">
            <text:p>2,60145</text:p>
          </table:table-cell>
          <table:table-cell office:value-type="float" office:value="0.178273" calcext:value-type="float">
            <text:p>0,178273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0898329" calcext:value-type="float">
            <text:p>0,0898329</text:p>
          </table:table-cell>
          <table:table-cell office:value-type="float" office:value="9.03145" calcext:value-type="float">
            <text:p>9,03145</text:p>
          </table:table-cell>
          <table:table-cell office:value-type="float" office:value="0.0738162" calcext:value-type="float">
            <text:p>0,0738162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1.38744" calcext:value-type="float">
            <text:p>1,38744</text:p>
          </table:table-cell>
          <table:table-cell office:value-type="float" office:value="0.445682" calcext:value-type="float">
            <text:p>0,445682</text:p>
          </table:table-cell>
          <table:table-cell table:formula="of:=[.B10]*[.C10]" office:value-type="float" office:value="0.61835703408" calcext:value-type="float">
            <text:p>0,6183570341</text:p>
          </table:table-cell>
          <table:table-cell/>
          <table:table-cell office:value-type="float" office:value="1.38744" calcext:value-type="float">
            <text:p>1,38744</text:p>
          </table:table-cell>
          <table:table-cell office:value-type="float" office:value="0.445682" calcext:value-type="float">
            <text:p>0,445682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2.73524" calcext:value-type="float">
            <text:p>2,73524</text:p>
          </table:table-cell>
          <table:table-cell office:value-type="float" office:value="0.177577" calcext:value-type="float">
            <text:p>0,177577</text:p>
          </table:table-cell>
          <table:table-cell office:value-type="float" office:value="3.04883" calcext:value-type="float">
            <text:p>3,04883</text:p>
          </table:table-cell>
          <table:table-cell office:value-type="float" office:value="0.164345" calcext:value-type="float">
            <text:p>0,164345</text:p>
          </table:table-cell>
          <table:table-cell office:value-type="float" office:value="15.4409" calcext:value-type="float">
            <text:p>15,4409</text:p>
          </table:table-cell>
          <table:table-cell office:value-type="float" office:value="0.0445682" calcext:value-type="float">
            <text:p>0,0445682</text:p>
          </table:table-cell>
          <table:table-cell office:value-type="float" office:value="15.4409" calcext:value-type="float">
            <text:p>15,4409</text:p>
          </table:table-cell>
          <table:table-cell office:value-type="float" office:value="0.0445682" calcext:value-type="float">
            <text:p>0,0445682</text:p>
          </table:table-cell>
          <table:table-cell table:number-columns-repeated="1007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42038" calcext:value-type="float">
            <text:p>1,42038</text:p>
          </table:table-cell>
          <table:table-cell office:value-type="float" office:value="0.445682" calcext:value-type="float">
            <text:p>0,445682</text:p>
          </table:table-cell>
          <table:table-cell table:formula="of:=[.B11]*[.C11]" office:value-type="float" office:value="0.63303779916" calcext:value-type="float">
            <text:p>0,6330377992</text:p>
          </table:table-cell>
          <table:table-cell/>
          <table:table-cell office:value-type="float" office:value="1.42038" calcext:value-type="float">
            <text:p>1,42038</text:p>
          </table:table-cell>
          <table:table-cell office:value-type="float" office:value="0.445682" calcext:value-type="float">
            <text:p>0,445682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2.84921" calcext:value-type="float">
            <text:p>2,84921</text:p>
          </table:table-cell>
          <table:table-cell office:value-type="float" office:value="0.172702" calcext:value-type="float">
            <text:p>0,172702</text:p>
          </table:table-cell>
          <table:table-cell office:value-type="float" office:value="3.30115" calcext:value-type="float">
            <text:p>3,30115</text:p>
          </table:table-cell>
          <table:table-cell office:value-type="float" office:value="0.144847" calcext:value-type="float">
            <text:p>0,144847</text:p>
          </table:table-cell>
          <table:table-cell office:value-type="float" office:value="16.5057" calcext:value-type="float">
            <text:p>16,5057</text:p>
          </table:table-cell>
          <table:table-cell office:value-type="float" office:value="0.0389972" calcext:value-type="float">
            <text:p>0,0389972</text:p>
          </table:table-cell>
          <table:table-cell office:value-type="float" office:value="26.5926" calcext:value-type="float">
            <text:p>26,5926</text:p>
          </table:table-cell>
          <table:table-cell office:value-type="float" office:value="0.0306407" calcext:value-type="float">
            <text:p>0,0306407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279248" calcext:value-type="float">
            <text:p>0,279248</text:p>
          </table:table-cell>
          <table:table-cell table:formula="of:=[.B12]*[.C12]" office:value-type="float" office:value="0.547814764" calcext:value-type="float">
            <text:p>0,547814764</text:p>
          </table:table-cell>
          <table:table-cell/>
          <table:table-cell office:value-type="float" office:value="1.96175" calcext:value-type="float">
            <text:p>1,96175</text:p>
          </table:table-cell>
          <table:table-cell office:value-type="float" office:value="0.279248" calcext:value-type="float">
            <text:p>0,279248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5.26007" calcext:value-type="float">
            <text:p>5,26007</text:p>
          </table:table-cell>
          <table:table-cell office:value-type="float" office:value="0.106546" calcext:value-type="float">
            <text:p>0,106546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46936" calcext:value-type="float">
            <text:p>0,146936</text:p>
          </table:table-cell>
          <table:table-cell office:value-type="float" office:value="31.9111" calcext:value-type="float">
            <text:p>31,9111</text:p>
          </table:table-cell>
          <table:table-cell office:value-type="float" office:value="0.0250696" calcext:value-type="float">
            <text:p>0,0250696</text:p>
          </table:table-cell>
          <table:table-cell office:value-type="float" office:value="26.5926" calcext:value-type="float">
            <text:p>26,5926</text:p>
          </table:table-cell>
          <table:table-cell office:value-type="float" office:value="0.0271588" calcext:value-type="float">
            <text:p>0,0271588</text:p>
          </table:table-cell>
          <table:table-cell table:number-columns-repeated="100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279248" calcext:value-type="float">
            <text:p>0,279248</text:p>
          </table:table-cell>
          <table:table-cell table:formula="of:=[.B13]*[.C13]" office:value-type="float" office:value="0.547814764" calcext:value-type="float">
            <text:p>0,547814764</text:p>
          </table:table-cell>
          <table:table-cell/>
          <table:table-cell office:value-type="float" office:value="1.96175" calcext:value-type="float">
            <text:p>1,96175</text:p>
          </table:table-cell>
          <table:table-cell office:value-type="float" office:value="0.279248" calcext:value-type="float">
            <text:p>0,279248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5.50192" calcext:value-type="float">
            <text:p>5,50192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8.25287" calcext:value-type="float">
            <text:p>8,25287</text:p>
          </table:table-cell>
          <table:table-cell office:value-type="float" office:value="0.0759053" calcext:value-type="float">
            <text:p>0,0759053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243733" calcext:value-type="float">
            <text:p>0,0243733</text:p>
          </table:table-cell>
          <table:table-cell office:value-type="float" office:value="31.9111" calcext:value-type="float">
            <text:p>31,9111</text:p>
          </table:table-cell>
          <table:table-cell office:value-type="float" office:value="0.0250696" calcext:value-type="float">
            <text:p>0,0250696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1.96175" calcext:value-type="float">
            <text:p>1,96175</text:p>
          </table:table-cell>
          <table:table-cell office:value-type="float" office:value="0.279248" calcext:value-type="float">
            <text:p>0,279248</text:p>
          </table:table-cell>
          <table:table-cell table:formula="of:=[.B14]*[.C14]" office:value-type="float" office:value="0.547814764" calcext:value-type="float">
            <text:p>0,547814764</text:p>
          </table:table-cell>
          <table:table-cell/>
          <table:table-cell office:value-type="float" office:value="1.96175" calcext:value-type="float">
            <text:p>1,96175</text:p>
          </table:table-cell>
          <table:table-cell office:value-type="float" office:value="0.279248" calcext:value-type="float">
            <text:p>0,279248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7.03922" calcext:value-type="float">
            <text:p>7,03922</text:p>
          </table:table-cell>
          <table:table-cell office:value-type="float" office:value="0.0849582" calcext:value-type="float">
            <text:p>0,0849582</text:p>
          </table:table-cell>
          <table:table-cell office:value-type="float" office:value="8.8642" calcext:value-type="float">
            <text:p>8,8642</text:p>
          </table:table-cell>
          <table:table-cell office:value-type="float" office:value="0.0745125" calcext:value-type="float">
            <text:p>0,074512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table:number-columns-repeated="1007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236769" calcext:value-type="float">
            <text:p>0,236769</text:p>
          </table:table-cell>
          <table:table-cell table:formula="of:=[.B15]*[.C15]" office:value-type="float" office:value="0.52227453096" calcext:value-type="float">
            <text:p>0,522274531</text:p>
          </table:table-cell>
          <table:table-cell/>
          <table:table-cell office:value-type="float" office:value="2.20584" calcext:value-type="float">
            <text:p>2,20584</text:p>
          </table:table-cell>
          <table:table-cell office:value-type="float" office:value="0.236769" calcext:value-type="float">
            <text:p>0,236769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office:value-type="float" office:value="10.8788" calcext:value-type="float">
            <text:p>10,8788</text:p>
          </table:table-cell>
          <table:table-cell office:value-type="float" office:value="0.0571031" calcext:value-type="float">
            <text:p>0,0571031</text:p>
          </table:table-cell>
          <table:table-cell office:value-type="float" office:value="9.03145" calcext:value-type="float">
            <text:p>9,03145</text:p>
          </table:table-cell>
          <table:table-cell office:value-type="float" office:value="0.0745125" calcext:value-type="float">
            <text:p>0,074512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236769" calcext:value-type="float">
            <text:p>0,236769</text:p>
          </table:table-cell>
          <table:table-cell table:formula="of:=[.B16]*[.C16]" office:value-type="float" office:value="0.52227453096" calcext:value-type="float">
            <text:p>0,522274531</text:p>
          </table:table-cell>
          <table:table-cell/>
          <table:table-cell office:value-type="float" office:value="2.20584" calcext:value-type="float">
            <text:p>2,20584</text:p>
          </table:table-cell>
          <table:table-cell office:value-type="float" office:value="0.236769" calcext:value-type="float">
            <text:p>0,236769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447075" calcext:value-type="float">
            <text:p>0,447075</text:p>
          </table:table-cell>
          <table:table-cell office:value-type="float" office:value="10.8788" calcext:value-type="float">
            <text:p>10,8788</text:p>
          </table:table-cell>
          <table:table-cell office:value-type="float" office:value="0.0571031" calcext:value-type="float">
            <text:p>0,0571031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550139" calcext:value-type="float">
            <text:p>0,0550139</text:p>
          </table:table-cell>
          <table:table-cell office:value-type="float" office:value="79.7778" calcext:value-type="float">
            <text:p>79,7778</text:p>
          </table:table-cell>
          <table:table-cell office:value-type="float" office:value="0.0208914" calcext:value-type="float">
            <text:p>0,0208914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table:number-columns-repeated="1007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.20584" calcext:value-type="float">
            <text:p>2,20584</text:p>
          </table:table-cell>
          <table:table-cell office:value-type="float" office:value="0.236769" calcext:value-type="float">
            <text:p>0,236769</text:p>
          </table:table-cell>
          <table:table-cell table:formula="of:=[.B17]*[.C17]" office:value-type="float" office:value="0.52227453096" calcext:value-type="float">
            <text:p>0,522274531</text:p>
          </table:table-cell>
          <table:table-cell/>
          <table:table-cell office:value-type="float" office:value="2.20584" calcext:value-type="float">
            <text:p>2,20584</text:p>
          </table:table-cell>
          <table:table-cell office:value-type="float" office:value="0.236769" calcext:value-type="float">
            <text:p>0,236769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447075" calcext:value-type="float">
            <text:p>0,447075</text:p>
          </table:table-cell>
          <table:table-cell office:value-type="float" office:value="12.2735" calcext:value-type="float">
            <text:p>12,2735</text:p>
          </table:table-cell>
          <table:table-cell office:value-type="float" office:value="0.0536212" calcext:value-type="float">
            <text:p>0,0536212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550139" calcext:value-type="float">
            <text:p>0,0550139</text:p>
          </table:table-cell>
          <table:table-cell office:value-type="float" office:value="79.7778" calcext:value-type="float">
            <text:p>79,7778</text:p>
          </table:table-cell>
          <table:table-cell office:value-type="float" office:value="0.0208914" calcext:value-type="float">
            <text:p>0,0208914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2.30128" calcext:value-type="float">
            <text:p>2,30128</text:p>
          </table:table-cell>
          <table:table-cell office:value-type="float" office:value="0.229109" calcext:value-type="float">
            <text:p>0,229109</text:p>
          </table:table-cell>
          <table:table-cell table:formula="of:=[.B18]*[.C18]" office:value-type="float" office:value="0.52724395952" calcext:value-type="float">
            <text:p>0,5272439595</text:p>
          </table:table-cell>
          <table:table-cell/>
          <table:table-cell office:value-type="float" office:value="2.30128" calcext:value-type="float">
            <text:p>2,30128</text:p>
          </table:table-cell>
          <table:table-cell office:value-type="float" office:value="0.229109" calcext:value-type="float">
            <text:p>0,229109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447075" calcext:value-type="float">
            <text:p>0,44707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office:value-type="float" office:value="12.2735" calcext:value-type="float">
            <text:p>12,2735</text:p>
          </table:table-cell>
          <table:table-cell office:value-type="float" office:value="0.0536212" calcext:value-type="float">
            <text:p>0,0536212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table:number-columns-repeated="1007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6156" calcext:value-type="float">
            <text:p>0,16156</text:p>
          </table:table-cell>
          <table:table-cell table:formula="of:=[.B19]*[.C19]" office:value-type="float" office:value="0.5370367492" calcext:value-type="float">
            <text:p>0,5370367492</text:p>
          </table:table-cell>
          <table:table-cell/>
          <table:table-cell office:value-type="float" office:value="3.32407" calcext:value-type="float">
            <text:p>3,32407</text:p>
          </table:table-cell>
          <table:table-cell office:value-type="float" office:value="0.16156" calcext:value-type="float">
            <text:p>0,16156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447075" calcext:value-type="float">
            <text:p>0,44707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office:value-type="float" office:value="15.9556" calcext:value-type="float">
            <text:p>15,9556</text:p>
          </table:table-cell>
          <table:table-cell office:value-type="float" office:value="0.0431755" calcext:value-type="float">
            <text:p>0,0431755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table:number-columns-repeated="1007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3948" calcext:value-type="float">
            <text:p>3,3948</text:p>
          </table:table-cell>
          <table:table-cell office:value-type="float" office:value="0.152507" calcext:value-type="float">
            <text:p>0,152507</text:p>
          </table:table-cell>
          <table:table-cell table:formula="of:=[.B20]*[.C20]" office:value-type="float" office:value="0.5177307636" calcext:value-type="float">
            <text:p>0,5177307636</text:p>
          </table:table-cell>
          <table:table-cell/>
          <table:table-cell office:value-type="float" office:value="3.3948" calcext:value-type="float">
            <text:p>3,3948</text:p>
          </table:table-cell>
          <table:table-cell office:value-type="float" office:value="0.152507" calcext:value-type="float">
            <text:p>0,152507</text:p>
          </table:table-cell>
          <table:table-cell office:value-type="float" office:value="2.05436" calcext:value-type="float">
            <text:p>2,05436</text:p>
          </table:table-cell>
          <table:table-cell office:value-type="float" office:value="0.270195" calcext:value-type="float">
            <text:p>0,27019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office:value-type="float" office:value="15.9556" calcext:value-type="float">
            <text:p>15,9556</text:p>
          </table:table-cell>
          <table:table-cell office:value-type="float" office:value="0.0431755" calcext:value-type="float">
            <text:p>0,04317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3.3948" calcext:value-type="float">
            <text:p>3,3948</text:p>
          </table:table-cell>
          <table:table-cell office:value-type="float" office:value="0.152507" calcext:value-type="float">
            <text:p>0,152507</text:p>
          </table:table-cell>
          <table:table-cell table:formula="of:=[.B21]*[.C21]" office:value-type="float" office:value="0.5177307636" calcext:value-type="float">
            <text:p>0,5177307636</text:p>
          </table:table-cell>
          <table:table-cell/>
          <table:table-cell office:value-type="float" office:value="3.3948" calcext:value-type="float">
            <text:p>3,3948</text:p>
          </table:table-cell>
          <table:table-cell office:value-type="float" office:value="0.152507" calcext:value-type="float">
            <text:p>0,152507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92201" calcext:value-type="float">
            <text:p>0,192201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7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7.72043" calcext:value-type="float">
            <text:p>7,72043</text:p>
          </table:table-cell>
          <table:table-cell office:value-type="float" office:value="0.0584958" calcext:value-type="float">
            <text:p>0,0584958</text:p>
          </table:table-cell>
          <table:table-cell table:formula="of:=[.B22]*[.C22]" office:value-type="float" office:value="0.451612729194" calcext:value-type="float">
            <text:p>0,4516127292</text:p>
          </table:table-cell>
          <table:table-cell/>
          <table:table-cell office:value-type="float" office:value="7.72043" calcext:value-type="float">
            <text:p>7,72043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92201" calcext:value-type="float">
            <text:p>0,192201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320334" calcext:value-type="float">
            <text:p>0,0320334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7.72043" calcext:value-type="float">
            <text:p>7,72043</text:p>
          </table:table-cell>
          <table:table-cell office:value-type="float" office:value="0.0584958" calcext:value-type="float">
            <text:p>0,0584958</text:p>
          </table:table-cell>
          <table:table-cell table:formula="of:=[.B23]*[.C23]" office:value-type="float" office:value="0.451612729194" calcext:value-type="float">
            <text:p>0,4516127292</text:p>
          </table:table-cell>
          <table:table-cell/>
          <table:table-cell office:value-type="float" office:value="7.72043" calcext:value-type="float">
            <text:p>7,72043</text:p>
          </table:table-cell>
          <table:table-cell office:value-type="float" office:value="0.0584958" calcext:value-type="float">
            <text:p>0,0584958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92201" calcext:value-type="float">
            <text:p>0,192201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320334" calcext:value-type="float">
            <text:p>0,0320334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299443" calcext:value-type="float">
            <text:p>0,0299443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.1844" calcext:value-type="float">
            <text:p>10,1844</text:p>
          </table:table-cell>
          <table:table-cell office:value-type="float" office:value="0.045961" calcext:value-type="float">
            <text:p>0,045961</text:p>
          </table:table-cell>
          <table:table-cell table:formula="of:=[.B24]*[.C24]" office:value-type="float" office:value="0.4680852084" calcext:value-type="float">
            <text:p>0,4680852084</text:p>
          </table:table-cell>
          <table:table-cell/>
          <table:table-cell office:value-type="float" office:value="10.1844" calcext:value-type="float">
            <text:p>10,1844</text:p>
          </table:table-cell>
          <table:table-cell office:value-type="float" office:value="0.045961" calcext:value-type="float">
            <text:p>0,045961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92201" calcext:value-type="float">
            <text:p>0,192201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299443" calcext:value-type="float">
            <text:p>0,0299443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299443" calcext:value-type="float">
            <text:p>0,0299443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0.1844" calcext:value-type="float">
            <text:p>10,1844</text:p>
          </table:table-cell>
          <table:table-cell office:value-type="float" office:value="0.045961" calcext:value-type="float">
            <text:p>0,045961</text:p>
          </table:table-cell>
          <table:table-cell table:formula="of:=[.B25]*[.C25]" office:value-type="float" office:value="0.4680852084" calcext:value-type="float">
            <text:p>0,4680852084</text:p>
          </table:table-cell>
          <table:table-cell/>
          <table:table-cell office:value-type="float" office:value="10.1844" calcext:value-type="float">
            <text:p>10,1844</text:p>
          </table:table-cell>
          <table:table-cell office:value-type="float" office:value="0.045961" calcext:value-type="float">
            <text:p>0,045961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73398" calcext:value-type="float">
            <text:p>0,173398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445682" calcext:value-type="float">
            <text:p>0,0445682</text:p>
          </table:table-cell>
          <table:table-cell table:formula="of:=[.B26]*[.C26]" office:value-type="float" office:value="0.53333427894" calcext:value-type="float">
            <text:p>0,5333342789</text:p>
          </table:table-cell>
          <table:table-cell/>
          <table:table-cell office:value-type="float" office:value="11.9667" calcext:value-type="float">
            <text:p>11,9667</text:p>
          </table:table-cell>
          <table:table-cell office:value-type="float" office:value="0.0445682" calcext:value-type="float">
            <text:p>0,0445682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73398" calcext:value-type="float">
            <text:p>0,173398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445682" calcext:value-type="float">
            <text:p>0,0445682</text:p>
          </table:table-cell>
          <table:table-cell table:formula="of:=[.B27]*[.C27]" office:value-type="float" office:value="0.53333427894" calcext:value-type="float">
            <text:p>0,5333342789</text:p>
          </table:table-cell>
          <table:table-cell/>
          <table:table-cell office:value-type="float" office:value="11.9667" calcext:value-type="float">
            <text:p>11,9667</text:p>
          </table:table-cell>
          <table:table-cell office:value-type="float" office:value="0.0445682" calcext:value-type="float">
            <text:p>0,0445682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73398" calcext:value-type="float">
            <text:p>0,173398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2.5965" calcext:value-type="float">
            <text:p>12,5965</text:p>
          </table:table-cell>
          <table:table-cell office:value-type="float" office:value="0.0431755" calcext:value-type="float">
            <text:p>0,0431755</text:p>
          </table:table-cell>
          <table:table-cell table:formula="of:=[.B28]*[.C28]" office:value-type="float" office:value="0.54386018575" calcext:value-type="float">
            <text:p>0,5438601858</text:p>
          </table:table-cell>
          <table:table-cell/>
          <table:table-cell office:value-type="float" office:value="12.5965" calcext:value-type="float">
            <text:p>12,5965</text:p>
          </table:table-cell>
          <table:table-cell office:value-type="float" office:value="0.0431755" calcext:value-type="float">
            <text:p>0,0431755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73398" calcext:value-type="float">
            <text:p>0,173398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12.5965" calcext:value-type="float">
            <text:p>12,5965</text:p>
          </table:table-cell>
          <table:table-cell office:value-type="float" office:value="0.0431755" calcext:value-type="float">
            <text:p>0,0431755</text:p>
          </table:table-cell>
          <table:table-cell table:formula="of:=[.B29]*[.C29]" office:value-type="float" office:value="0.54386018575" calcext:value-type="float">
            <text:p>0,5438601858</text:p>
          </table:table-cell>
          <table:table-cell/>
          <table:table-cell office:value-type="float" office:value="12.5965" calcext:value-type="float">
            <text:p>12,5965</text:p>
          </table:table-cell>
          <table:table-cell office:value-type="float" office:value="0.0431755" calcext:value-type="float">
            <text:p>0,0431755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539" calcext:value-type="float">
            <text:p>0,1539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20.8116" calcext:value-type="float">
            <text:p>20,8116</text:p>
          </table:table-cell>
          <table:table-cell office:value-type="float" office:value="0.025766" calcext:value-type="float">
            <text:p>0,025766</text:p>
          </table:table-cell>
          <table:table-cell table:formula="of:=[.B30]*[.C30]" office:value-type="float" office:value="0.5362316856" calcext:value-type="float">
            <text:p>0,5362316856</text:p>
          </table:table-cell>
          <table:table-cell/>
          <table:table-cell office:value-type="float" office:value="20.8116" calcext:value-type="float">
            <text:p>20,8116</text:p>
          </table:table-cell>
          <table:table-cell office:value-type="float" office:value="0.025766" calcext:value-type="float">
            <text:p>0,025766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539" calcext:value-type="float">
            <text:p>0,1539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95.7333" calcext:value-type="float">
            <text:p>95,7333</text:p>
          </table:table-cell>
          <table:table-cell office:value-type="float" office:value="0.0174095" calcext:value-type="float">
            <text:p>0,0174095</text:p>
          </table:table-cell>
          <table:table-cell table:formula="of:=[.B31]*[.C31]" office:value-type="float" office:value="1.66666888635" calcext:value-type="float">
            <text:p>1,6666688864</text:p>
          </table:table-cell>
          <table:table-cell/>
          <table:table-cell office:value-type="float" office:value="95.7333" calcext:value-type="float">
            <text:p>95,7333</text:p>
          </table:table-cell>
          <table:table-cell office:value-type="float" office:value="0.0174095" calcext:value-type="float">
            <text:p>0,0174095</text:p>
          </table:table-cell>
          <table:table-cell office:value-type="float" office:value="5.56589" calcext:value-type="float">
            <text:p>5,56589</text:p>
          </table:table-cell>
          <table:table-cell office:value-type="float" office:value="0.110724" calcext:value-type="float">
            <text:p>0,11072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95.7333" calcext:value-type="float">
            <text:p>95,7333</text:p>
          </table:table-cell>
          <table:table-cell office:value-type="float" office:value="0.0174095" calcext:value-type="float">
            <text:p>0,0174095</text:p>
          </table:table-cell>
          <table:table-cell table:formula="of:=[.B32]*[.C32]" office:value-type="float" office:value="1.66666888635" calcext:value-type="float">
            <text:p>1,6666688864</text:p>
          </table:table-cell>
          <table:table-cell/>
          <table:table-cell office:value-type="float" office:value="95.7333" calcext:value-type="float">
            <text:p>95,7333</text:p>
          </table:table-cell>
          <table:table-cell office:value-type="float" office:value="0.0174095" calcext:value-type="float">
            <text:p>0,0174095</text:p>
          </table:table-cell>
          <table:table-cell office:value-type="float" office:value="5.69841" calcext:value-type="float">
            <text:p>5,69841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33]*[.C33]" office:value-type="float" office:value="0.50000014362" calcext:value-type="float">
            <text:p>0,500000143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5.69841" calcext:value-type="float">
            <text:p>5,69841</text:p>
          </table:table-cell>
          <table:table-cell office:value-type="float" office:value="0.100975" calcext:value-type="float">
            <text:p>0,1009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34]*[.C34]" office:value-type="float" office:value="0.50000014362" calcext:value-type="float">
            <text:p>0,500000143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807799" calcext:value-type="float">
            <text:p>0,0807799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35]*[.C35]" office:value-type="float" office:value="0.50000014362" calcext:value-type="float">
            <text:p>0,500000143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807799" calcext:value-type="float">
            <text:p>0,0807799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36]*[.C36]" office:value-type="float" office:value="0.50000014362" calcext:value-type="float">
            <text:p>0,500000143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807799" calcext:value-type="float">
            <text:p>0,0807799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37]*[.C37]" office:value-type="float" office:value="0.50000014362" calcext:value-type="float">
            <text:p>0,500000143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9.38562" calcext:value-type="float">
            <text:p>9,38562</text:p>
          </table:table-cell>
          <table:table-cell office:value-type="float" office:value="0.0619777" calcext:value-type="float">
            <text:p>0,0619777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38]*[.C38]" office:value-type="float" office:value="0.50000014362" calcext:value-type="float">
            <text:p>0,500000143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9.38562" calcext:value-type="float">
            <text:p>9,38562</text:p>
          </table:table-cell>
          <table:table-cell office:value-type="float" office:value="0.0619777" calcext:value-type="float">
            <text:p>0,0619777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39]*[.C39]" office:value-type="float" office:value="0.50000014362" calcext:value-type="float">
            <text:p>0,500000143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11.6748" calcext:value-type="float">
            <text:p>11,6748</text:p>
          </table:table-cell>
          <table:table-cell office:value-type="float" office:value="0.0480501" calcext:value-type="float">
            <text:p>0,048050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40]*[.C40]" office:value-type="float" office:value="0.50000014362" calcext:value-type="float">
            <text:p>0,5000001436</text:p>
          </table:table-cell>
          <table:table-cell/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11.3968" calcext:value-type="float">
            <text:p>11,3968</text:p>
          </table:table-cell>
          <table:table-cell office:value-type="float" office:value="0.051532" calcext:value-type="float">
            <text:p>0,05153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3" table:number-rows-spanned="1">
            <text:p>Isaacso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43]*[.C43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44]*[.C44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45]*[.C45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46]*[.C46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47]*[.C47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48]*[.C48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49]*[.C49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50]*[.C50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51]*[.C51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52]*[.C52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53]*[.C53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54]*[.C54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55]*[.C55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.45491" calcext:value-type="float">
            <text:p>1,45491</text:p>
          </table:table-cell>
          <table:table-cell office:value-type="float" office:value="0.455432" calcext:value-type="float">
            <text:p>0,455432</text:p>
          </table:table-cell>
          <table:table-cell table:formula="of:=[.B56]*[.C56]" office:value-type="float" office:value="0.66261257112" calcext:value-type="float">
            <text:p>0,6626125711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447075" calcext:value-type="float">
            <text:p>0,447075</text:p>
          </table:table-cell>
          <table:table-cell table:formula="of:=[.B57]*[.C57]" office:value-type="float" office:value="0.65443285575" calcext:value-type="float">
            <text:p>0,6544328558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447075" calcext:value-type="float">
            <text:p>0,447075</text:p>
          </table:table-cell>
          <table:table-cell table:formula="of:=[.B58]*[.C58]" office:value-type="float" office:value="0.65443285575" calcext:value-type="float">
            <text:p>0,6544328558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447075" calcext:value-type="float">
            <text:p>0,447075</text:p>
          </table:table-cell>
          <table:table-cell table:formula="of:=[.B59]*[.C59]" office:value-type="float" office:value="0.65443285575" calcext:value-type="float">
            <text:p>0,6544328558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.46381" calcext:value-type="float">
            <text:p>1,46381</text:p>
          </table:table-cell>
          <table:table-cell office:value-type="float" office:value="0.447075" calcext:value-type="float">
            <text:p>0,447075</text:p>
          </table:table-cell>
          <table:table-cell table:formula="of:=[.B60]*[.C60]" office:value-type="float" office:value="0.65443285575" calcext:value-type="float">
            <text:p>0,6544328558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2.05436" calcext:value-type="float">
            <text:p>2,05436</text:p>
          </table:table-cell>
          <table:table-cell office:value-type="float" office:value="0.270195" calcext:value-type="float">
            <text:p>0,270195</text:p>
          </table:table-cell>
          <table:table-cell table:formula="of:=[.B61]*[.C61]" office:value-type="float" office:value="0.5550778002" calcext:value-type="float">
            <text:p>0,5550778002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92201" calcext:value-type="float">
            <text:p>0,192201</text:p>
          </table:table-cell>
          <table:table-cell table:formula="of:=[.B62]*[.C62]" office:value-type="float" office:value="0.49729894539" calcext:value-type="float">
            <text:p>0,4972989454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92201" calcext:value-type="float">
            <text:p>0,192201</text:p>
          </table:table-cell>
          <table:table-cell table:formula="of:=[.B63]*[.C63]" office:value-type="float" office:value="0.49729894539" calcext:value-type="float">
            <text:p>0,4972989454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92201" calcext:value-type="float">
            <text:p>0,192201</text:p>
          </table:table-cell>
          <table:table-cell table:formula="of:=[.B64]*[.C64]" office:value-type="float" office:value="0.49729894539" calcext:value-type="float">
            <text:p>0,4972989454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2.58739" calcext:value-type="float">
            <text:p>2,58739</text:p>
          </table:table-cell>
          <table:table-cell office:value-type="float" office:value="0.192201" calcext:value-type="float">
            <text:p>0,192201</text:p>
          </table:table-cell>
          <table:table-cell table:formula="of:=[.B65]*[.C65]" office:value-type="float" office:value="0.49729894539" calcext:value-type="float">
            <text:p>0,4972989454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73398" calcext:value-type="float">
            <text:p>0,173398</text:p>
          </table:table-cell>
          <table:table-cell table:formula="of:=[.B66]*[.C66]" office:value-type="float" office:value="0.55333209178" calcext:value-type="float">
            <text:p>0,5533320918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73398" calcext:value-type="float">
            <text:p>0,173398</text:p>
          </table:table-cell>
          <table:table-cell table:formula="of:=[.B67]*[.C67]" office:value-type="float" office:value="0.55333209178" calcext:value-type="float">
            <text:p>0,5533320918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73398" calcext:value-type="float">
            <text:p>0,173398</text:p>
          </table:table-cell>
          <table:table-cell table:formula="of:=[.B68]*[.C68]" office:value-type="float" office:value="0.55333209178" calcext:value-type="float">
            <text:p>0,5533320918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3.19111" calcext:value-type="float">
            <text:p>3,19111</text:p>
          </table:table-cell>
          <table:table-cell office:value-type="float" office:value="0.173398" calcext:value-type="float">
            <text:p>0,173398</text:p>
          </table:table-cell>
          <table:table-cell table:formula="of:=[.B69]*[.C69]" office:value-type="float" office:value="0.55333209178" calcext:value-type="float">
            <text:p>0,5533320918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539" calcext:value-type="float">
            <text:p>0,1539</text:p>
          </table:table-cell>
          <table:table-cell table:formula="of:=[.B70]*[.C70]" office:value-type="float" office:value="0.53381754" calcext:value-type="float">
            <text:p>0,53381754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3.4686" calcext:value-type="float">
            <text:p>3,4686</text:p>
          </table:table-cell>
          <table:table-cell office:value-type="float" office:value="0.1539" calcext:value-type="float">
            <text:p>0,1539</text:p>
          </table:table-cell>
          <table:table-cell table:formula="of:=[.B71]*[.C71]" office:value-type="float" office:value="0.53381754" calcext:value-type="float">
            <text:p>0,53381754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5.56589" calcext:value-type="float">
            <text:p>5,56589</text:p>
          </table:table-cell>
          <table:table-cell office:value-type="float" office:value="0.110724" calcext:value-type="float">
            <text:p>0,110724</text:p>
          </table:table-cell>
          <table:table-cell table:formula="of:=[.B72]*[.C72]" office:value-type="float" office:value="0.61627760436" calcext:value-type="float">
            <text:p>0,6162776044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5.69841" calcext:value-type="float">
            <text:p>5,69841</text:p>
          </table:table-cell>
          <table:table-cell office:value-type="float" office:value="0.100975" calcext:value-type="float">
            <text:p>0,100975</text:p>
          </table:table-cell>
          <table:table-cell table:formula="of:=[.B73]*[.C73]" office:value-type="float" office:value="0.57539694975" calcext:value-type="float">
            <text:p>0,5753969498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.69841" calcext:value-type="float">
            <text:p>5,69841</text:p>
          </table:table-cell>
          <table:table-cell office:value-type="float" office:value="0.100975" calcext:value-type="float">
            <text:p>0,100975</text:p>
          </table:table-cell>
          <table:table-cell table:formula="of:=[.B74]*[.C74]" office:value-type="float" office:value="0.57539694975" calcext:value-type="float">
            <text:p>0,5753969498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807799" calcext:value-type="float">
            <text:p>0,0807799</text:p>
          </table:table-cell>
          <table:table-cell table:formula="of:=[.B75]*[.C75]" office:value-type="float" office:value="0.537036892185" calcext:value-type="float">
            <text:p>0,5370368922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807799" calcext:value-type="float">
            <text:p>0,0807799</text:p>
          </table:table-cell>
          <table:table-cell table:formula="of:=[.B76]*[.C76]" office:value-type="float" office:value="0.537036892185" calcext:value-type="float">
            <text:p>0,5370368922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6.64815" calcext:value-type="float">
            <text:p>6,64815</text:p>
          </table:table-cell>
          <table:table-cell office:value-type="float" office:value="0.0807799" calcext:value-type="float">
            <text:p>0,0807799</text:p>
          </table:table-cell>
          <table:table-cell table:formula="of:=[.B77]*[.C77]" office:value-type="float" office:value="0.537036892185" calcext:value-type="float">
            <text:p>0,5370368922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9.38562" calcext:value-type="float">
            <text:p>9,38562</text:p>
          </table:table-cell>
          <table:table-cell office:value-type="float" office:value="0.0619777" calcext:value-type="float">
            <text:p>0,0619777</text:p>
          </table:table-cell>
          <table:table-cell table:formula="of:=[.B78]*[.C78]" office:value-type="float" office:value="0.581699140674" calcext:value-type="float">
            <text:p>0,5816991407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9.38562" calcext:value-type="float">
            <text:p>9,38562</text:p>
          </table:table-cell>
          <table:table-cell office:value-type="float" office:value="0.0619777" calcext:value-type="float">
            <text:p>0,0619777</text:p>
          </table:table-cell>
          <table:table-cell table:formula="of:=[.B79]*[.C79]" office:value-type="float" office:value="0.581699140674" calcext:value-type="float">
            <text:p>0,5816991407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1.6748" calcext:value-type="float">
            <text:p>11,6748</text:p>
          </table:table-cell>
          <table:table-cell office:value-type="float" office:value="0.0480501" calcext:value-type="float">
            <text:p>0,0480501</text:p>
          </table:table-cell>
          <table:table-cell table:formula="of:=[.B80]*[.C80]" office:value-type="float" office:value="0.56097530748" calcext:value-type="float">
            <text:p>0,5609753075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1.3968" calcext:value-type="float">
            <text:p>11,3968</text:p>
          </table:table-cell>
          <table:table-cell office:value-type="float" office:value="0.051532" calcext:value-type="float">
            <text:p>0,051532</text:p>
          </table:table-cell>
          <table:table-cell table:formula="of:=[.B81]*[.C81]" office:value-type="float" office:value="0.5872998976" calcext:value-type="float">
            <text:p>0,587299897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Lewi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30427" calcext:value-type="float">
            <text:p>1,30427</text:p>
          </table:table-cell>
          <table:table-cell office:value-type="float" office:value="0.497911" calcext:value-type="float">
            <text:p>0,497911</text:p>
          </table:table-cell>
          <table:table-cell table:formula="of:=[.B84]*[.C84]" office:value-type="float" office:value="0.64941037997" calcext:value-type="float">
            <text:p>0,64941038</text:p>
          </table:table-cell>
          <table:table-cell table:number-columns-repeated="1020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495125" calcext:value-type="float">
            <text:p>0,495125</text:p>
          </table:table-cell>
          <table:table-cell table:formula="of:=[.B85]*[.C85]" office:value-type="float" office:value="0.6510992775" calcext:value-type="float">
            <text:p>0,6510992775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38343" calcext:value-type="float">
            <text:p>1,38343</text:p>
          </table:table-cell>
          <table:table-cell office:value-type="float" office:value="0.47493" calcext:value-type="float">
            <text:p>0,47493</text:p>
          </table:table-cell>
          <table:table-cell table:formula="of:=[.B86]*[.C86]" office:value-type="float" office:value="0.6570324099" calcext:value-type="float">
            <text:p>0,6570324099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1.87712" calcext:value-type="float">
            <text:p>1,87712</text:p>
          </table:table-cell>
          <table:table-cell office:value-type="float" office:value="0.266017" calcext:value-type="float">
            <text:p>0,266017</text:p>
          </table:table-cell>
          <table:table-cell table:formula="of:=[.B87]*[.C87]" office:value-type="float" office:value="0.49934583104" calcext:value-type="float">
            <text:p>0,499345831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88451" calcext:value-type="float">
            <text:p>1,88451</text:p>
          </table:table-cell>
          <table:table-cell office:value-type="float" office:value="0.26532" calcext:value-type="float">
            <text:p>0,26532</text:p>
          </table:table-cell>
          <table:table-cell table:formula="of:=[.B88]*[.C88]" office:value-type="float" office:value="0.4999981932" calcext:value-type="float">
            <text:p>0,4999981932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1.95374" calcext:value-type="float">
            <text:p>1,95374</text:p>
          </table:table-cell>
          <table:table-cell office:value-type="float" office:value="0.266713" calcext:value-type="float">
            <text:p>0,266713</text:p>
          </table:table-cell>
          <table:table-cell table:formula="of:=[.B89]*[.C89]" office:value-type="float" office:value="0.52108785662" calcext:value-type="float">
            <text:p>0,5210878566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06322" calcext:value-type="float">
            <text:p>2,06322</text:p>
          </table:table-cell>
          <table:table-cell office:value-type="float" office:value="0.263231" calcext:value-type="float">
            <text:p>0,263231</text:p>
          </table:table-cell>
          <table:table-cell table:formula="of:=[.B90]*[.C90]" office:value-type="float" office:value="0.54310346382" calcext:value-type="float">
            <text:p>0,5431034638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2.60145" calcext:value-type="float">
            <text:p>2,60145</text:p>
          </table:table-cell>
          <table:table-cell office:value-type="float" office:value="0.178273" calcext:value-type="float">
            <text:p>0,178273</text:p>
          </table:table-cell>
          <table:table-cell table:formula="of:=[.B91]*[.C91]" office:value-type="float" office:value="0.46376829585" calcext:value-type="float">
            <text:p>0,4637682959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04883" calcext:value-type="float">
            <text:p>3,04883</text:p>
          </table:table-cell>
          <table:table-cell office:value-type="float" office:value="0.164345" calcext:value-type="float">
            <text:p>0,164345</text:p>
          </table:table-cell>
          <table:table-cell table:formula="of:=[.B92]*[.C92]" office:value-type="float" office:value="0.50105996635" calcext:value-type="float">
            <text:p>0,5010599664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30115" calcext:value-type="float">
            <text:p>3,30115</text:p>
          </table:table-cell>
          <table:table-cell office:value-type="float" office:value="0.144847" calcext:value-type="float">
            <text:p>0,144847</text:p>
          </table:table-cell>
          <table:table-cell table:formula="of:=[.B93]*[.C93]" office:value-type="float" office:value="0.47816167405" calcext:value-type="float">
            <text:p>0,4781616741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3.32407" calcext:value-type="float">
            <text:p>3,32407</text:p>
          </table:table-cell>
          <table:table-cell office:value-type="float" office:value="0.146936" calcext:value-type="float">
            <text:p>0,146936</text:p>
          </table:table-cell>
          <table:table-cell table:formula="of:=[.B94]*[.C94]" office:value-type="float" office:value="0.48842554952" calcext:value-type="float">
            <text:p>0,4884255495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8.25287" calcext:value-type="float">
            <text:p>8,25287</text:p>
          </table:table-cell>
          <table:table-cell office:value-type="float" office:value="0.0759053" calcext:value-type="float">
            <text:p>0,0759053</text:p>
          </table:table-cell>
          <table:table-cell table:formula="of:=[.B95]*[.C95]" office:value-type="float" office:value="0.626436573211" calcext:value-type="float">
            <text:p>0,6264365732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8.8642" calcext:value-type="float">
            <text:p>8,8642</text:p>
          </table:table-cell>
          <table:table-cell office:value-type="float" office:value="0.0745125" calcext:value-type="float">
            <text:p>0,0745125</text:p>
          </table:table-cell>
          <table:table-cell table:formula="of:=[.B96]*[.C96]" office:value-type="float" office:value="0.6604937025" calcext:value-type="float">
            <text:p>0,6604937025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9.03145" calcext:value-type="float">
            <text:p>9,03145</text:p>
          </table:table-cell>
          <table:table-cell office:value-type="float" office:value="0.0745125" calcext:value-type="float">
            <text:p>0,0745125</text:p>
          </table:table-cell>
          <table:table-cell table:formula="of:=[.B97]*[.C97]" office:value-type="float" office:value="0.672955918125" calcext:value-type="float">
            <text:p>0,6729559181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550139" calcext:value-type="float">
            <text:p>0,0550139</text:p>
          </table:table-cell>
          <table:table-cell table:formula="of:=[.B98]*[.C98]" office:value-type="float" office:value="0.65833483713" calcext:value-type="float">
            <text:p>0,6583348371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11.9667" calcext:value-type="float">
            <text:p>11,9667</text:p>
          </table:table-cell>
          <table:table-cell office:value-type="float" office:value="0.0550139" calcext:value-type="float">
            <text:p>0,0550139</text:p>
          </table:table-cell>
          <table:table-cell table:formula="of:=[.B99]*[.C99]" office:value-type="float" office:value="0.65833483713" calcext:value-type="float">
            <text:p>0,6583348371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12.2735" calcext:value-type="float">
            <text:p>12,2735</text:p>
          </table:table-cell>
          <table:table-cell office:value-type="float" office:value="0.0536212" calcext:value-type="float">
            <text:p>0,0536212</text:p>
          </table:table-cell>
          <table:table-cell table:formula="of:=[.B100]*[.C100]" office:value-type="float" office:value="0.6581197982" calcext:value-type="float">
            <text:p>0,6581197982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15.9556" calcext:value-type="float">
            <text:p>15,9556</text:p>
          </table:table-cell>
          <table:table-cell office:value-type="float" office:value="0.0431755" calcext:value-type="float">
            <text:p>0,0431755</text:p>
          </table:table-cell>
          <table:table-cell table:formula="of:=[.B101]*[.C101]" office:value-type="float" office:value="0.6888910078" calcext:value-type="float">
            <text:p>0,6888910078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5.9556" calcext:value-type="float">
            <text:p>15,9556</text:p>
          </table:table-cell>
          <table:table-cell office:value-type="float" office:value="0.0431755" calcext:value-type="float">
            <text:p>0,0431755</text:p>
          </table:table-cell>
          <table:table-cell table:formula="of:=[.B102]*[.C102]" office:value-type="float" office:value="0.6888910078" calcext:value-type="float">
            <text:p>0,6888910078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table:formula="of:=[.B103]*[.C103]" office:value-type="float" office:value="0.60256543694" calcext:value-type="float">
            <text:p>0,6025654369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table:formula="of:=[.B104]*[.C104]" office:value-type="float" office:value="0.60256543694" calcext:value-type="float">
            <text:p>0,6025654369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299443" calcext:value-type="float">
            <text:p>0,0299443</text:p>
          </table:table-cell>
          <table:table-cell table:formula="of:=[.B105]*[.C105]" office:value-type="float" office:value="1.59259358436" calcext:value-type="float">
            <text:p>1,5925935844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299443" calcext:value-type="float">
            <text:p>0,0299443</text:p>
          </table:table-cell>
          <table:table-cell table:formula="of:=[.B106]*[.C106]" office:value-type="float" office:value="1.59259358436" calcext:value-type="float">
            <text:p>1,5925935844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table:formula="of:=[.B107]*[.C107]" office:value-type="float" office:value="1.83333419531" calcext:value-type="float">
            <text:p>1,8333341953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table:formula="of:=[.B108]*[.C108]" office:value-type="float" office:value="1.83333419531" calcext:value-type="float">
            <text:p>1,8333341953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table:formula="of:=[.B109]*[.C109]" office:value-type="float" office:value="1.83333419531" calcext:value-type="float">
            <text:p>1,8333341953</text:p>
          </table:table-cell>
          <table:table-cell table:number-columns-repeated="1020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0]*[.C110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1]*[.C111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2]*[.C112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3]*[.C113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4]*[.C114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5]*[.C115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6]*[.C116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7]*[.C117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8]*[.C118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19]*[.C119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20]*[.C120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21]*[.C121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22]*[.C122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Rah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1.32595" calcext:value-type="float">
            <text:p>1,32595</text:p>
          </table:table-cell>
          <table:table-cell office:value-type="float" office:value="0.493733" calcext:value-type="float">
            <text:p>0,493733</text:p>
          </table:table-cell>
          <table:table-cell table:formula="of:=[.B125]*[.C125]" office:value-type="float" office:value="0.65466527135" calcext:value-type="float">
            <text:p>0,6546652714</text:p>
          </table:table-cell>
          <table:table-cell table:number-columns-repeated="102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3408" calcext:value-type="float">
            <text:p>1,3408</text:p>
          </table:table-cell>
          <table:table-cell office:value-type="float" office:value="0.486072" calcext:value-type="float">
            <text:p>0,486072</text:p>
          </table:table-cell>
          <table:table-cell table:formula="of:=[.B126]*[.C126]" office:value-type="float" office:value="0.6517253376" calcext:value-type="float">
            <text:p>0,6517253376</text:p>
          </table:table-cell>
          <table:table-cell table:number-columns-repeated="1020"/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1.38343" calcext:value-type="float">
            <text:p>1,38343</text:p>
          </table:table-cell>
          <table:table-cell office:value-type="float" office:value="0.461699" calcext:value-type="float">
            <text:p>0,461699</text:p>
          </table:table-cell>
          <table:table-cell table:formula="of:=[.B127]*[.C127]" office:value-type="float" office:value="0.63872824757" calcext:value-type="float">
            <text:p>0,6387282476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7598" calcext:value-type="float">
            <text:p>1,7598</text:p>
          </table:table-cell>
          <table:table-cell office:value-type="float" office:value="0.35585" calcext:value-type="float">
            <text:p>0,35585</text:p>
          </table:table-cell>
          <table:table-cell table:formula="of:=[.B128]*[.C128]" office:value-type="float" office:value="0.62622483" calcext:value-type="float">
            <text:p>0,62622483</text:p>
          </table:table-cell>
          <table:table-cell table:number-columns-repeated="102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89196" calcext:value-type="float">
            <text:p>1,89196</text:p>
          </table:table-cell>
          <table:table-cell office:value-type="float" office:value="0.263928" calcext:value-type="float">
            <text:p>0,263928</text:p>
          </table:table-cell>
          <table:table-cell table:formula="of:=[.B129]*[.C129]" office:value-type="float" office:value="0.49934121888" calcext:value-type="float">
            <text:p>0,4993412189</text:p>
          </table:table-cell>
          <table:table-cell table:number-columns-repeated="1020"/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1.89947" calcext:value-type="float">
            <text:p>1,89947</text:p>
          </table:table-cell>
          <table:table-cell office:value-type="float" office:value="0.275766" calcext:value-type="float">
            <text:p>0,275766</text:p>
          </table:table-cell>
          <table:table-cell table:formula="of:=[.B130]*[.C130]" office:value-type="float" office:value="0.52380924402" calcext:value-type="float">
            <text:p>0,523809244</text:p>
          </table:table-cell>
          <table:table-cell table:number-columns-repeated="1020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2.18569" calcext:value-type="float">
            <text:p>2,18569</text:p>
          </table:table-cell>
          <table:table-cell office:value-type="float" office:value="0.229805" calcext:value-type="float">
            <text:p>0,229805</text:p>
          </table:table-cell>
          <table:table-cell table:formula="of:=[.B131]*[.C131]" office:value-type="float" office:value="0.50228249045" calcext:value-type="float">
            <text:p>0,5022824905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36964" calcext:value-type="float">
            <text:p>2,36964</text:p>
          </table:table-cell>
          <table:table-cell office:value-type="float" office:value="0.199861" calcext:value-type="float">
            <text:p>0,199861</text:p>
          </table:table-cell>
          <table:table-cell table:formula="of:=[.B132]*[.C132]" office:value-type="float" office:value="0.47359862004" calcext:value-type="float">
            <text:p>0,47359862</text:p>
          </table:table-cell>
          <table:table-cell table:number-columns-repeated="1020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2.73524" calcext:value-type="float">
            <text:p>2,73524</text:p>
          </table:table-cell>
          <table:table-cell office:value-type="float" office:value="0.177577" calcext:value-type="float">
            <text:p>0,177577</text:p>
          </table:table-cell>
          <table:table-cell table:formula="of:=[.B133]*[.C133]" office:value-type="float" office:value="0.48571571348" calcext:value-type="float">
            <text:p>0,4857157135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.84921" calcext:value-type="float">
            <text:p>2,84921</text:p>
          </table:table-cell>
          <table:table-cell office:value-type="float" office:value="0.172702" calcext:value-type="float">
            <text:p>0,172702</text:p>
          </table:table-cell>
          <table:table-cell table:formula="of:=[.B134]*[.C134]" office:value-type="float" office:value="0.49206426542" calcext:value-type="float">
            <text:p>0,4920642654</text:p>
          </table:table-cell>
          <table:table-cell table:number-columns-repeated="1020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5.26007" calcext:value-type="float">
            <text:p>5,26007</text:p>
          </table:table-cell>
          <table:table-cell office:value-type="float" office:value="0.106546" calcext:value-type="float">
            <text:p>0,106546</text:p>
          </table:table-cell>
          <table:table-cell table:formula="of:=[.B135]*[.C135]" office:value-type="float" office:value="0.56043941822" calcext:value-type="float">
            <text:p>0,5604394182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.50192" calcext:value-type="float">
            <text:p>5,50192</text:p>
          </table:table-cell>
          <table:table-cell office:value-type="float" office:value="0.100975" calcext:value-type="float">
            <text:p>0,100975</text:p>
          </table:table-cell>
          <table:table-cell table:formula="of:=[.B136]*[.C136]" office:value-type="float" office:value="0.555556372" calcext:value-type="float">
            <text:p>0,555556372</text:p>
          </table:table-cell>
          <table:table-cell table:number-columns-repeated="1020"/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7.03922" calcext:value-type="float">
            <text:p>7,03922</text:p>
          </table:table-cell>
          <table:table-cell office:value-type="float" office:value="0.0849582" calcext:value-type="float">
            <text:p>0,0849582</text:p>
          </table:table-cell>
          <table:table-cell table:formula="of:=[.B137]*[.C137]" office:value-type="float" office:value="0.598039460604" calcext:value-type="float">
            <text:p>0,5980394606</text:p>
          </table:table-cell>
          <table:table-cell table:number-columns-repeated="102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10.8788" calcext:value-type="float">
            <text:p>10,8788</text:p>
          </table:table-cell>
          <table:table-cell office:value-type="float" office:value="0.0571031" calcext:value-type="float">
            <text:p>0,0571031</text:p>
          </table:table-cell>
          <table:table-cell table:formula="of:=[.B138]*[.C138]" office:value-type="float" office:value="0.62121320428" calcext:value-type="float">
            <text:p>0,6212132043</text:p>
          </table:table-cell>
          <table:table-cell table:number-columns-repeated="102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10.8788" calcext:value-type="float">
            <text:p>10,8788</text:p>
          </table:table-cell>
          <table:table-cell office:value-type="float" office:value="0.0571031" calcext:value-type="float">
            <text:p>0,0571031</text:p>
          </table:table-cell>
          <table:table-cell table:formula="of:=[.B139]*[.C139]" office:value-type="float" office:value="0.62121320428" calcext:value-type="float">
            <text:p>0,6212132043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2.2735" calcext:value-type="float">
            <text:p>12,2735</text:p>
          </table:table-cell>
          <table:table-cell office:value-type="float" office:value="0.0536212" calcext:value-type="float">
            <text:p>0,0536212</text:p>
          </table:table-cell>
          <table:table-cell table:formula="of:=[.B140]*[.C140]" office:value-type="float" office:value="0.6581197982" calcext:value-type="float">
            <text:p>0,6581197982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table:formula="of:=[.B141]*[.C141]" office:value-type="float" office:value="0.60256543694" calcext:value-type="float">
            <text:p>0,6025654369</text:p>
          </table:table-cell>
          <table:table-cell table:number-columns-repeated="1020"/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table:formula="of:=[.B142]*[.C142]" office:value-type="float" office:value="0.60256543694" calcext:value-type="float">
            <text:p>0,6025654369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table:formula="of:=[.B143]*[.C143]" office:value-type="float" office:value="0.60256543694" calcext:value-type="float">
            <text:p>0,6025654369</text:p>
          </table:table-cell>
          <table:table-cell table:number-columns-repeated="1020"/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18.4103" calcext:value-type="float">
            <text:p>18,4103</text:p>
          </table:table-cell>
          <table:table-cell office:value-type="float" office:value="0.0327298" calcext:value-type="float">
            <text:p>0,0327298</text:p>
          </table:table-cell>
          <table:table-cell table:formula="of:=[.B144]*[.C144]" office:value-type="float" office:value="0.60256543694" calcext:value-type="float">
            <text:p>0,6025654369</text:p>
          </table:table-cell>
          <table:table-cell table:number-columns-repeated="102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320334" calcext:value-type="float">
            <text:p>0,0320334</text:p>
          </table:table-cell>
          <table:table-cell table:formula="of:=[.B145]*[.C145]" office:value-type="float" office:value="1.0952379627" calcext:value-type="float">
            <text:p>1,0952379627</text:p>
          </table:table-cell>
          <table:table-cell table:number-columns-repeated="1020"/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320334" calcext:value-type="float">
            <text:p>0,0320334</text:p>
          </table:table-cell>
          <table:table-cell table:formula="of:=[.B146]*[.C146]" office:value-type="float" office:value="1.0952379627" calcext:value-type="float">
            <text:p>1,0952379627</text:p>
          </table:table-cell>
          <table:table-cell table:number-columns-repeated="102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53.1852" calcext:value-type="float">
            <text:p>53,1852</text:p>
          </table:table-cell>
          <table:table-cell office:value-type="float" office:value="0.0299443" calcext:value-type="float">
            <text:p>0,0299443</text:p>
          </table:table-cell>
          <table:table-cell table:formula="of:=[.B147]*[.C147]" office:value-type="float" office:value="1.59259358436" calcext:value-type="float">
            <text:p>1,5925935844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table:formula="of:=[.B148]*[.C148]" office:value-type="float" office:value="1.83333419531" calcext:value-type="float">
            <text:p>1,8333341953</text:p>
          </table:table-cell>
          <table:table-cell table:number-columns-repeated="102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table:formula="of:=[.B149]*[.C149]" office:value-type="float" office:value="1.83333419531" calcext:value-type="float">
            <text:p>1,8333341953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9.8333" calcext:value-type="float">
            <text:p>59,8333</text:p>
          </table:table-cell>
          <table:table-cell office:value-type="float" office:value="0.0306407" calcext:value-type="float">
            <text:p>0,0306407</text:p>
          </table:table-cell>
          <table:table-cell table:formula="of:=[.B150]*[.C150]" office:value-type="float" office:value="1.83333419531" calcext:value-type="float">
            <text:p>1,8333341953</text:p>
          </table:table-cell>
          <table:table-cell table:number-columns-repeated="1020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51]*[.C151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52]*[.C152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53]*[.C153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54]*[.C154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55]*[.C155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56]*[.C156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57]*[.C157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58]*[.C158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225" calcext:value-type="float">
            <text:p>0,2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59]*[.C159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60]*[.C160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61]*[.C161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62]*[.C162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63]*[.C163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eitelbaum</text:p>
          </table:table-cell>
          <table:covered-table-cell table:number-columns-repeated="2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table:formula="of:=[.B166]*[.C166]" office:value-type="float" office:value="0.67225504916" calcext:value-type="float">
            <text:p>0,6722550492</text:p>
          </table:table-cell>
          <table:table-cell table:number-columns-repeated="102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table:formula="of:=[.B167]*[.C167]" office:value-type="float" office:value="0.67225504916" calcext:value-type="float">
            <text:p>0,6722550492</text:p>
          </table:table-cell>
          <table:table-cell table:number-columns-repeated="1020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table:formula="of:=[.B168]*[.C168]" office:value-type="float" office:value="0.67225504916" calcext:value-type="float">
            <text:p>0,6722550492</text:p>
          </table:table-cell>
          <table:table-cell table:number-columns-repeated="1020"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57976" calcext:value-type="float">
            <text:p>1,57976</text:p>
          </table:table-cell>
          <table:table-cell office:value-type="float" office:value="0.380919" calcext:value-type="float">
            <text:p>0,380919</text:p>
          </table:table-cell>
          <table:table-cell table:formula="of:=[.B169]*[.C169]" office:value-type="float" office:value="0.60176059944" calcext:value-type="float">
            <text:p>0,6017605994</text:p>
          </table:table-cell>
          <table:table-cell table:number-columns-repeated="1020"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24726" calcext:value-type="float">
            <text:p>2,24726</text:p>
          </table:table-cell>
          <table:table-cell office:value-type="float" office:value="0.215181" calcext:value-type="float">
            <text:p>0,215181</text:p>
          </table:table-cell>
          <table:table-cell table:formula="of:=[.B170]*[.C170]" office:value-type="float" office:value="0.48356765406" calcext:value-type="float">
            <text:p>0,4835676541</text:p>
          </table:table-cell>
          <table:table-cell table:number-columns-repeated="1020"/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3.25624" calcext:value-type="float">
            <text:p>3,25624</text:p>
          </table:table-cell>
          <table:table-cell office:value-type="float" office:value="0.195682" calcext:value-type="float">
            <text:p>0,195682</text:p>
          </table:table-cell>
          <table:table-cell table:formula="of:=[.B171]*[.C171]" office:value-type="float" office:value="0.63718755568" calcext:value-type="float">
            <text:p>0,6371875557</text:p>
          </table:table-cell>
          <table:table-cell table:number-columns-repeated="1020"/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4.64725" calcext:value-type="float">
            <text:p>4,64725</text:p>
          </table:table-cell>
          <table:table-cell office:value-type="float" office:value="0.139972" calcext:value-type="float">
            <text:p>0,139972</text:p>
          </table:table-cell>
          <table:table-cell table:formula="of:=[.B172]*[.C172]" office:value-type="float" office:value="0.650484877" calcext:value-type="float">
            <text:p>0,650484877</text:p>
          </table:table-cell>
          <table:table-cell table:number-columns-repeated="1020"/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6.8381" calcext:value-type="float">
            <text:p>6,8381</text:p>
          </table:table-cell>
          <table:table-cell office:value-type="float" office:value="0.0898329" calcext:value-type="float">
            <text:p>0,0898329</text:p>
          </table:table-cell>
          <table:table-cell table:formula="of:=[.B173]*[.C173]" office:value-type="float" office:value="0.61428635349" calcext:value-type="float">
            <text:p>0,6142863535</text:p>
          </table:table-cell>
          <table:table-cell table:number-columns-repeated="1020"/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15.4409" calcext:value-type="float">
            <text:p>15,4409</text:p>
          </table:table-cell>
          <table:table-cell office:value-type="float" office:value="0.0445682" calcext:value-type="float">
            <text:p>0,0445682</text:p>
          </table:table-cell>
          <table:table-cell table:formula="of:=[.B174]*[.C174]" office:value-type="float" office:value="0.68817311938" calcext:value-type="float">
            <text:p>0,6881731194</text:p>
          </table:table-cell>
          <table:table-cell table:number-columns-repeated="1020"/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16.5057" calcext:value-type="float">
            <text:p>16,5057</text:p>
          </table:table-cell>
          <table:table-cell office:value-type="float" office:value="0.0389972" calcext:value-type="float">
            <text:p>0,0389972</text:p>
          </table:table-cell>
          <table:table-cell table:formula="of:=[.B175]*[.C175]" office:value-type="float" office:value="0.64367608404" calcext:value-type="float">
            <text:p>0,643676084</text:p>
          </table:table-cell>
          <table:table-cell table:number-columns-repeated="1020"/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31.9111" calcext:value-type="float">
            <text:p>31,9111</text:p>
          </table:table-cell>
          <table:table-cell office:value-type="float" office:value="0.0250696" calcext:value-type="float">
            <text:p>0,0250696</text:p>
          </table:table-cell>
          <table:table-cell table:formula="of:=[.B176]*[.C176]" office:value-type="float" office:value="0.79999851256" calcext:value-type="float">
            <text:p>0,7999985126</text:p>
          </table:table-cell>
          <table:table-cell table:number-columns-repeated="1020"/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34.1905" calcext:value-type="float">
            <text:p>34,1905</text:p>
          </table:table-cell>
          <table:table-cell office:value-type="float" office:value="0.0243733" calcext:value-type="float">
            <text:p>0,0243733</text:p>
          </table:table-cell>
          <table:table-cell table:formula="of:=[.B177]*[.C177]" office:value-type="float" office:value="0.83333531365" calcext:value-type="float">
            <text:p>0,8333353137</text:p>
          </table:table-cell>
          <table:table-cell table:number-columns-repeated="1020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table:formula="of:=[.B178]*[.C178]" office:value-type="float" office:value="0.878789464" calcext:value-type="float">
            <text:p>0,878789464</text:p>
          </table:table-cell>
          <table:table-cell table:number-columns-repeated="1020"/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table:formula="of:=[.B179]*[.C179]" office:value-type="float" office:value="0.878789464" calcext:value-type="float">
            <text:p>0,878789464</text:p>
          </table:table-cell>
          <table:table-cell table:number-columns-repeated="1020"/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79.7778" calcext:value-type="float">
            <text:p>79,7778</text:p>
          </table:table-cell>
          <table:table-cell office:value-type="float" office:value="0.0208914" calcext:value-type="float">
            <text:p>0,0208914</text:p>
          </table:table-cell>
          <table:table-cell table:formula="of:=[.B180]*[.C180]" office:value-type="float" office:value="1.66666993092" calcext:value-type="float">
            <text:p>1,6666699309</text:p>
          </table:table-cell>
          <table:table-cell table:number-columns-repeated="1020"/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79.7778" calcext:value-type="float">
            <text:p>79,7778</text:p>
          </table:table-cell>
          <table:table-cell office:value-type="float" office:value="0.0208914" calcext:value-type="float">
            <text:p>0,0208914</text:p>
          </table:table-cell>
          <table:table-cell table:formula="of:=[.B181]*[.C181]" office:value-type="float" office:value="1.66666993092" calcext:value-type="float">
            <text:p>1,6666699309</text:p>
          </table:table-cell>
          <table:table-cell table:number-columns-repeated="1020"/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table:formula="of:=[.B182]*[.C182]" office:value-type="float" office:value="0.41666733063" calcext:value-type="float">
            <text:p>0,4166673306</text:p>
          </table:table-cell>
          <table:table-cell table:number-columns-repeated="1020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table:formula="of:=[.B183]*[.C183]" office:value-type="float" office:value="0.41666733063" calcext:value-type="float">
            <text:p>0,4166673306</text:p>
          </table:table-cell>
          <table:table-cell table:number-columns-repeated="1020"/>
        </table:table-row>
        <table:table-row table:style-name="ro1">
          <table:table-cell office:value-type="float" office:value="9.05" calcext:value-type="float">
            <text:p>9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84]*[.C184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85]*[.C185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0.05" calcext:value-type="float">
            <text:p>10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86]*[.C186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0.55" calcext:value-type="float">
            <text:p>10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87]*[.C187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1.05" calcext:value-type="float">
            <text:p>11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88]*[.C188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1.55" calcext:value-type="float">
            <text:p>11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89]*[.C189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2.05" calcext:value-type="float">
            <text:p>12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0]*[.C190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1]*[.C191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2]*[.C192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3.55" calcext:value-type="float">
            <text:p>13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3]*[.C193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4.05" calcext:value-type="float">
            <text:p>14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4]*[.C194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4.55" calcext:value-type="float">
            <text:p>14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5]*[.C195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5.05" calcext:value-type="float">
            <text:p>15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6]*[.C196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5.55" calcext:value-type="float">
            <text:p>15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7]*[.C197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6.05" calcext:value-type="float">
            <text:p>16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8]*[.C198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6.55" calcext:value-type="float">
            <text:p>16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199]*[.C199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7.05" calcext:value-type="float">
            <text:p>17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200]*[.C200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7.55" calcext:value-type="float">
            <text:p>17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201]*[.C201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8.05" calcext:value-type="float">
            <text:p>18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202]*[.C202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8.55" calcext:value-type="float">
            <text:p>18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203]*[.C203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9.05" calcext:value-type="float">
            <text:p>19,0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204]*[.C204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19.55" calcext:value-type="float">
            <text:p>19,55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205]*[.C205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Morri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table:formula="of:=[.B208]*[.C208]" office:value-type="float" office:value="0.67225504916" calcext:value-type="float">
            <text:p>0,672255049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706" calcext:value-type="float">
            <text:p>1,33706</text:p>
          </table:table-cell>
          <table:table-cell office:value-type="float" office:value="0.502786" calcext:value-type="float">
            <text:p>0,502786</text:p>
          </table:table-cell>
          <table:table-cell table:formula="of:=[.B209]*[.C209]" office:value-type="float" office:value="0.67225504916" calcext:value-type="float">
            <text:p>0,672255049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7976" calcext:value-type="float">
            <text:p>1,57976</text:p>
          </table:table-cell>
          <table:table-cell office:value-type="float" office:value="0.380919" calcext:value-type="float">
            <text:p>0,380919</text:p>
          </table:table-cell>
          <table:table-cell table:formula="of:=[.B210]*[.C210]" office:value-type="float" office:value="0.60176059944" calcext:value-type="float">
            <text:p>0,601760599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7796" calcext:value-type="float">
            <text:p>1,97796</text:p>
          </table:table-cell>
          <table:table-cell office:value-type="float" office:value="0.266713" calcext:value-type="float">
            <text:p>0,266713</text:p>
          </table:table-cell>
          <table:table-cell table:formula="of:=[.B211]*[.C211]" office:value-type="float" office:value="0.52754764548" calcext:value-type="float">
            <text:p>0,527547645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7412" calcext:value-type="float">
            <text:p>2,67412</text:p>
          </table:table-cell>
          <table:table-cell office:value-type="float" office:value="0.208914" calcext:value-type="float">
            <text:p>0,208914</text:p>
          </table:table-cell>
          <table:table-cell table:formula="of:=[.B212]*[.C212]" office:value-type="float" office:value="0.55866110568" calcext:value-type="float">
            <text:p>0,558661105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1569" calcext:value-type="float">
            <text:p>2,81569</text:p>
          </table:table-cell>
          <table:table-cell office:value-type="float" office:value="0.208217" calcext:value-type="float">
            <text:p>0,208217</text:p>
          </table:table-cell>
          <table:table-cell table:formula="of:=[.B213]*[.C213]" office:value-type="float" office:value="0.58627452473" calcext:value-type="float">
            <text:p>0,58627452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7828" calcext:value-type="float">
            <text:p>5,37828</text:p>
          </table:table-cell>
          <table:table-cell office:value-type="float" office:value="0.110724" calcext:value-type="float">
            <text:p>0,110724</text:p>
          </table:table-cell>
          <table:table-cell table:formula="of:=[.B214]*[.C214]" office:value-type="float" office:value="0.59550467472" calcext:value-type="float">
            <text:p>0,595504674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3145" calcext:value-type="float">
            <text:p>9,03145</text:p>
          </table:table-cell>
          <table:table-cell office:value-type="float" office:value="0.0738162" calcext:value-type="float">
            <text:p>0,0738162</text:p>
          </table:table-cell>
          <table:table-cell table:formula="of:=[.B215]*[.C215]" office:value-type="float" office:value="0.66666731949" calcext:value-type="float">
            <text:p>0,666667319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4409" calcext:value-type="float">
            <text:p>15,4409</text:p>
          </table:table-cell>
          <table:table-cell office:value-type="float" office:value="0.0445682" calcext:value-type="float">
            <text:p>0,0445682</text:p>
          </table:table-cell>
          <table:table-cell table:formula="of:=[.B216]*[.C216]" office:value-type="float" office:value="0.68817311938" calcext:value-type="float">
            <text:p>0,688173119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5926" calcext:value-type="float">
            <text:p>26,5926</text:p>
          </table:table-cell>
          <table:table-cell office:value-type="float" office:value="0.0306407" calcext:value-type="float">
            <text:p>0,0306407</text:p>
          </table:table-cell>
          <table:table-cell table:formula="of:=[.B217]*[.C217]" office:value-type="float" office:value="0.81481587882" calcext:value-type="float">
            <text:p>0,8148158788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5926" calcext:value-type="float">
            <text:p>26,5926</text:p>
          </table:table-cell>
          <table:table-cell office:value-type="float" office:value="0.0271588" calcext:value-type="float">
            <text:p>0,0271588</text:p>
          </table:table-cell>
          <table:table-cell table:formula="of:=[.B218]*[.C218]" office:value-type="float" office:value="0.72222310488" calcext:value-type="float">
            <text:p>0,722223104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9111" calcext:value-type="float">
            <text:p>31,9111</text:p>
          </table:table-cell>
          <table:table-cell office:value-type="float" office:value="0.0250696" calcext:value-type="float">
            <text:p>0,0250696</text:p>
          </table:table-cell>
          <table:table-cell table:formula="of:=[.B219]*[.C219]" office:value-type="float" office:value="0.79999851256" calcext:value-type="float">
            <text:p>0,799998512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table:formula="of:=[.B220]*[.C220]" office:value-type="float" office:value="0.878789464" calcext:value-type="float">
            <text:p>0,87878946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table:formula="of:=[.B221]*[.C221]" office:value-type="float" office:value="0.878789464" calcext:value-type="float">
            <text:p>0,87878946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.5152" calcext:value-type="float">
            <text:p>43,5152</text:p>
          </table:table-cell>
          <table:table-cell office:value-type="float" office:value="0.020195" calcext:value-type="float">
            <text:p>0,020195</text:p>
          </table:table-cell>
          <table:table-cell table:formula="of:=[.B222]*[.C222]" office:value-type="float" office:value="0.878789464" calcext:value-type="float">
            <text:p>0,87878946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table:formula="of:=[.B223]*[.C223]" office:value-type="float" office:value="0.41666733063" calcext:value-type="float">
            <text:p>0,4166673306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table:formula="of:=[.B224]*[.C224]" office:value-type="float" office:value="0.41666733063" calcext:value-type="float">
            <text:p>0,416667330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.667" calcext:value-type="float">
            <text:p>119,667</text:p>
          </table:table-cell>
          <table:table-cell office:value-type="float" office:value="0.00348189" calcext:value-type="float">
            <text:p>0,00348189</text:p>
          </table:table-cell>
          <table:table-cell table:formula="of:=[.B225]*[.C225]" office:value-type="float" office:value="0.41666733063" calcext:value-type="float">
            <text:p>0,416667330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226]*[.C226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9.333" calcext:value-type="float">
            <text:p>239,333</text:p>
          </table:table-cell>
          <table:table-cell office:value-type="float" office:value="0.00208914" calcext:value-type="float">
            <text:p>0,00208914</text:p>
          </table:table-cell>
          <table:table-cell table:formula="of:=[.B227]*[.C227]" office:value-type="float" office:value="0.50000014362" calcext:value-type="float">
            <text:p>0,50000014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style-name="Default" table:formula="of:=MAX([.D1:.D228])" office:value-type="float" office:value="1.83333419531" calcext:value-type="float">
            <text:p>1,833334195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Default" table:formula="of:=MIN([.D1:.D228])" office:value-type="float" office:value="0.41666733063" calcext:value-type="float">
            <text:p>0,41666733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Y</text:p>
          </table:table-cell>
          <table:table-cell table:style-name="Default" table:formula="of:=AVERAGE([.D1:.D228])" office:value-type="float" office:value="0.647200859683847" calcext:value-type="float">
            <text:p>0,647200859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Default" table:formula="of:=MEDIAN([.D1:.D228])" office:value-type="float" office:value="0.55333209178" calcext:value-type="float">
            <text:p>0,5533320918</text:p>
          </table:table-cell>
          <table:table-cell table:number-columns-repeated="1020"/>
        </table:table-row>
        <calcext:conditional-formats>
          <calcext:conditional-format calcext:target-range-address="LZ77.D2:LZ77.D228">
            <calcext:color-scale>
              <calcext:color-scale-entry calcext:value="0" calcext:type="minimum" calcext:color="#ff9966"/>
              <calcext:color-scale-entry calcext:value="50" calcext:type="percentile" calcext:color="#ffff00"/>
              <calcext:color-scale-entry calcext:value="0" calcext:type="maximum" calcext:color="#00ff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iagonal.A2:Diagonal.C40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LZ77.A208:LZ77.C227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14:25:44.500903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6:43:39.600897855</meta:creation-date>
    <dc:date>2015-08-07T14:50:42.262720884</dc:date>
    <meta:editing-duration>PT32M36S</meta:editing-duration>
    <meta:editing-cycles>3</meta:editing-cycles>
    <meta:generator>LibreOffice/4.2.8.2$Linux_X86_64 LibreOffice_project/420m0$Build-2</meta:generator>
    <meta:document-statistic meta:table-count="2" meta:cell-count="2524" meta:object-count="0"/>
  </office:meta>
</office:document-meta>
</file>